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1E9247F626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371cm"/>
    </style:style>
    <style:style style:name="Table1.C" style:family="table-column">
      <style:table-column-properties style:column-width="1.132cm"/>
    </style:style>
    <style:style style:name="Table1.D" style:family="table-column">
      <style:table-column-properties style:column-width="0.607cm"/>
    </style:style>
    <style:style style:name="Table1.E" style:family="table-column">
      <style:table-column-properties style:column-width="2.395cm"/>
    </style:style>
    <style:style style:name="Table1.F" style:family="table-column">
      <style:table-column-properties style:column-width="2.429cm"/>
    </style:style>
    <style:style style:name="Table1.G" style:family="table-column">
      <style:table-column-properties style:column-width="4.2cm"/>
    </style:style>
    <style:style style:name="Table1.H" style:family="table-column">
      <style:table-column-properties style:column-width="1.369cm"/>
    </style:style>
    <style:style style:name="Table1.1" style:family="table-row">
      <style:table-row-properties style:min-row-height="0.582cm" fo:keep-together="always"/>
    </style:style>
    <style:style style:name="Table1.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1.7" style:family="table-row">
      <style:table-row-properties style:min-row-height="0.88cm" fo:keep-together="always"/>
    </style:style>
    <style:style style:name="Table1.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1.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1.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1.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1.9" style:family="table-row">
      <style:table-row-properties fo:keep-together="always"/>
    </style:style>
    <style:style style:name="Table1.A9"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1.10" style:family="table-row">
      <style:table-row-properties style:min-row-height="1.148cm" fo:keep-together="always"/>
    </style:style>
    <style:style style:name="Table1.D10"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1.G10"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1.D11"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1.G11"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1.12" style:family="table-row">
      <style:table-row-properties fo:keep-together="always"/>
    </style:style>
    <style:style style:name="Table1.A12"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1.D12"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1.G12"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1.13" style:family="table-row">
      <style:table-row-properties fo:keep-together="always"/>
    </style:style>
    <style:style style:name="Table1.A13"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1.G13"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2" style:family="table">
      <style:table-properties style:width="16.436cm" table:align="center" style:writing-mode="lr-tb"/>
    </style:style>
    <style:style style:name="Table2.A" style:family="table-column">
      <style:table-column-properties style:column-width="1.005cm"/>
    </style:style>
    <style:style style:name="Table2.B" style:family="table-column">
      <style:table-column-properties style:column-width="3.298cm"/>
    </style:style>
    <style:style style:name="Table2.C" style:family="table-column">
      <style:table-column-properties style:column-width="1.132cm"/>
    </style:style>
    <style:style style:name="Table2.D" style:family="table-column">
      <style:table-column-properties style:column-width="0.607cm"/>
    </style:style>
    <style:style style:name="Table2.E" style:family="table-column">
      <style:table-column-properties style:column-width="2.395cm"/>
    </style:style>
    <style:style style:name="Table2.F" style:family="table-column">
      <style:table-column-properties style:column-width="2.429cm"/>
    </style:style>
    <style:style style:name="Table2.G" style:family="table-column">
      <style:table-column-properties style:column-width="4.2cm"/>
    </style:style>
    <style:style style:name="Table2.H" style:family="table-column">
      <style:table-column-properties style:column-width="1.369cm"/>
    </style:style>
    <style:style style:name="Table2.1" style:family="table-row">
      <style:table-row-properties style:min-row-height="0.582cm" fo:keep-together="always"/>
    </style:style>
    <style:style style:name="Table2.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2.7" style:family="table-row">
      <style:table-row-properties style:min-row-height="0.88cm" fo:keep-together="always"/>
    </style:style>
    <style:style style:name="Table2.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2.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2.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2.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2.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13" style:family="table-row">
      <style:table-row-properties fo:keep-together="always"/>
    </style:style>
    <style:style style:name="Table2.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2.14" style:family="table-row">
      <style:table-row-properties style:min-row-height="1.148cm" fo:keep-together="always"/>
    </style:style>
    <style:style style:name="Table2.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2.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2.15" style:family="table-row">
      <style:table-row-properties fo:keep-together="always"/>
    </style:style>
    <style:style style:name="Table2.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2.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2.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2.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2.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2.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3" style:family="table">
      <style:table-properties style:width="16.436cm" table:align="center" style:writing-mode="lr-tb"/>
    </style:style>
    <style:style style:name="Table3.A" style:family="table-column">
      <style:table-column-properties style:column-width="1.005cm"/>
    </style:style>
    <style:style style:name="Table3.B" style:family="table-column">
      <style:table-column-properties style:column-width="3.298cm"/>
    </style:style>
    <style:style style:name="Table3.C" style:family="table-column">
      <style:table-column-properties style:column-width="1.132cm"/>
    </style:style>
    <style:style style:name="Table3.D" style:family="table-column">
      <style:table-column-properties style:column-width="0.607cm"/>
    </style:style>
    <style:style style:name="Table3.E" style:family="table-column">
      <style:table-column-properties style:column-width="2.395cm"/>
    </style:style>
    <style:style style:name="Table3.F" style:family="table-column">
      <style:table-column-properties style:column-width="2.429cm"/>
    </style:style>
    <style:style style:name="Table3.G" style:family="table-column">
      <style:table-column-properties style:column-width="4.2cm"/>
    </style:style>
    <style:style style:name="Table3.H" style:family="table-column">
      <style:table-column-properties style:column-width="1.369cm"/>
    </style:style>
    <style:style style:name="Table3.1" style:family="table-row">
      <style:table-row-properties style:min-row-height="0.582cm" fo:keep-together="always"/>
    </style:style>
    <style:style style:name="Table3.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3.7" style:family="table-row">
      <style:table-row-properties style:min-row-height="0.88cm" fo:keep-together="always"/>
    </style:style>
    <style:style style:name="Table3.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3.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3.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3.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3.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15" style:family="table-row">
      <style:table-row-properties style:min-row-height="1.148cm" fo:keep-together="always"/>
    </style:style>
    <style:style style:name="Table3.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3.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3.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3.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3.17" style:family="table-row">
      <style:table-row-properties fo:keep-together="always"/>
    </style:style>
    <style:style style:name="Table3.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3.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3.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3.18" style:family="table-row">
      <style:table-row-properties fo:keep-together="always"/>
    </style:style>
    <style:style style:name="Table3.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3.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4" style:family="table">
      <style:table-properties style:width="16.436cm" table:align="center" style:writing-mode="lr-tb"/>
    </style:style>
    <style:style style:name="Table4.A" style:family="table-column">
      <style:table-column-properties style:column-width="1.005cm"/>
    </style:style>
    <style:style style:name="Table4.B" style:family="table-column">
      <style:table-column-properties style:column-width="3.298cm"/>
    </style:style>
    <style:style style:name="Table4.C" style:family="table-column">
      <style:table-column-properties style:column-width="1.132cm"/>
    </style:style>
    <style:style style:name="Table4.D" style:family="table-column">
      <style:table-column-properties style:column-width="0.607cm"/>
    </style:style>
    <style:style style:name="Table4.E" style:family="table-column">
      <style:table-column-properties style:column-width="2.395cm"/>
    </style:style>
    <style:style style:name="Table4.F" style:family="table-column">
      <style:table-column-properties style:column-width="2.429cm"/>
    </style:style>
    <style:style style:name="Table4.G" style:family="table-column">
      <style:table-column-properties style:column-width="4.2cm"/>
    </style:style>
    <style:style style:name="Table4.H" style:family="table-column">
      <style:table-column-properties style:column-width="1.369cm"/>
    </style:style>
    <style:style style:name="Table4.1" style:family="table-row">
      <style:table-row-properties style:min-row-height="0.582cm" fo:keep-together="always"/>
    </style:style>
    <style:style style:name="Table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4.7" style:family="table-row">
      <style:table-row-properties style:min-row-height="0.88cm" fo:keep-together="always"/>
    </style:style>
    <style:style style:name="Table4.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4.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4.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4.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4.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5"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16" style:family="table-row">
      <style:table-row-properties style:min-row-height="1.148cm" fo:keep-together="always"/>
    </style:style>
    <style:style style:name="Table4.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4.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4.17" style:family="table-row">
      <style:table-row-properties fo:keep-together="always"/>
    </style:style>
    <style:style style:name="Table4.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4.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4.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4.18" style:family="table-row">
      <style:table-row-properties fo:keep-together="always"/>
    </style:style>
    <style:style style:name="Table4.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4.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4.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4.19" style:family="table-row">
      <style:table-row-properties fo:keep-together="always"/>
    </style:style>
    <style:style style:name="Table4.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4.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5" style:family="table">
      <style:table-properties style:width="16.436cm" table:align="center" style:writing-mode="lr-tb"/>
    </style:style>
    <style:style style:name="Table5.A" style:family="table-column">
      <style:table-column-properties style:column-width="1.005cm"/>
    </style:style>
    <style:style style:name="Table5.B" style:family="table-column">
      <style:table-column-properties style:column-width="3.298cm"/>
    </style:style>
    <style:style style:name="Table5.C" style:family="table-column">
      <style:table-column-properties style:column-width="1.132cm"/>
    </style:style>
    <style:style style:name="Table5.D" style:family="table-column">
      <style:table-column-properties style:column-width="0.607cm"/>
    </style:style>
    <style:style style:name="Table5.E" style:family="table-column">
      <style:table-column-properties style:column-width="2.395cm"/>
    </style:style>
    <style:style style:name="Table5.F" style:family="table-column">
      <style:table-column-properties style:column-width="2.429cm"/>
    </style:style>
    <style:style style:name="Table5.G" style:family="table-column">
      <style:table-column-properties style:column-width="4.2cm"/>
    </style:style>
    <style:style style:name="Table5.H" style:family="table-column">
      <style:table-column-properties style:column-width="1.369cm"/>
    </style:style>
    <style:style style:name="Table5.1" style:family="table-row">
      <style:table-row-properties style:min-row-height="0.582cm" fo:keep-together="always"/>
    </style:style>
    <style:style style:name="Table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5.7" style:family="table-row">
      <style:table-row-properties style:min-row-height="0.88cm" fo:keep-together="always"/>
    </style:style>
    <style:style style:name="Table5.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5.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5.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5.8" style:family="table-row">
      <style:table-row-properties style:min-row-height="0.993cm" fo:keep-together="always"/>
    </style:style>
    <style:style style:name="Table5.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5.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5.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14" style:family="table-row">
      <style:table-row-properties style:min-row-height="1.148cm" fo:keep-together="always"/>
    </style:style>
    <style:style style:name="Table5.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5.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5.15" style:family="table-row">
      <style:table-row-properties fo:keep-together="always"/>
    </style:style>
    <style:style style:name="Table5.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5.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5.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5.16" style:family="table-row">
      <style:table-row-properties fo:keep-together="always"/>
    </style:style>
    <style:style style:name="Table5.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5.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5.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5.17" style:family="table-row">
      <style:table-row-properties fo:keep-together="always"/>
    </style:style>
    <style:style style:name="Table5.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5.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6" style:family="table">
      <style:table-properties style:width="16.436cm" table:align="center" style:writing-mode="lr-tb"/>
    </style:style>
    <style:style style:name="Table6.A" style:family="table-column">
      <style:table-column-properties style:column-width="1.005cm"/>
    </style:style>
    <style:style style:name="Table6.B" style:family="table-column">
      <style:table-column-properties style:column-width="3.298cm"/>
    </style:style>
    <style:style style:name="Table6.C" style:family="table-column">
      <style:table-column-properties style:column-width="1.132cm"/>
    </style:style>
    <style:style style:name="Table6.D" style:family="table-column">
      <style:table-column-properties style:column-width="0.607cm"/>
    </style:style>
    <style:style style:name="Table6.E" style:family="table-column">
      <style:table-column-properties style:column-width="2.395cm"/>
    </style:style>
    <style:style style:name="Table6.F" style:family="table-column">
      <style:table-column-properties style:column-width="2.429cm"/>
    </style:style>
    <style:style style:name="Table6.G" style:family="table-column">
      <style:table-column-properties style:column-width="4.2cm"/>
    </style:style>
    <style:style style:name="Table6.H" style:family="table-column">
      <style:table-column-properties style:column-width="1.369cm"/>
    </style:style>
    <style:style style:name="Table6.1" style:family="table-row">
      <style:table-row-properties style:min-row-height="0.582cm" fo:keep-together="always"/>
    </style:style>
    <style:style style:name="Table6.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6.2" style:family="table-row">
      <style:table-row-properties style:min-row-height="0.644cm" fo:keep-together="always"/>
    </style:style>
    <style:style style:name="Table6.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6.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6.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6.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6.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6.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6.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6.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6.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6.7" style:family="table-row">
      <style:table-row-properties style:min-row-height="0.88cm" fo:keep-together="always"/>
    </style:style>
    <style:style style:name="Table6.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6.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6.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6.8" style:family="table-row">
      <style:table-row-properties style:min-row-height="0.993cm" fo:keep-together="always"/>
    </style:style>
    <style:style style:name="Table6.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6.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6.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6.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6.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6.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6.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6.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6.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6.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6.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6.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6.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6.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6.13" style:family="table-row">
      <style:table-row-properties fo:keep-together="always"/>
    </style:style>
    <style:style style:name="Table6.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6.14" style:family="table-row">
      <style:table-row-properties style:min-row-height="1.148cm" fo:keep-together="always"/>
    </style:style>
    <style:style style:name="Table6.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6.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6.15" style:family="table-row">
      <style:table-row-properties fo:keep-together="always"/>
    </style:style>
    <style:style style:name="Table6.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6.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6.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6.16" style:family="table-row">
      <style:table-row-properties fo:keep-together="always"/>
    </style:style>
    <style:style style:name="Table6.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6.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6.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6.17" style:family="table-row">
      <style:table-row-properties fo:keep-together="always"/>
    </style:style>
    <style:style style:name="Table6.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6.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800000" style:font-name="Droid Sans" fo:font-size="12pt" fo:font-style="normal" fo:font-weight="normal" officeooo:paragraph-rsid="0044e43f" style:font-name-asian="Wingdings" style:font-size-asian="12pt" style:font-style-asian="normal" style:font-weight-asian="normal" style:font-name-complex="Comic Sans MS" style:font-size-complex="12pt" style:font-style-complex="normal" style:font-weight-complex="normal"/>
    </style:style>
    <style:style style:name="P7" style:family="paragraph" style:parent-style-name="Footer">
      <style:text-properties fo:color="#000000" style:font-name="Droid Sans" fo:font-size="10pt" fo:font-style="normal" fo:font-weight="normal" officeooo:rsid="000da08e" officeooo:paragraph-rsid="0044e43f" style:font-name-asian="Wingdings" style:font-size-asian="10pt" style:font-style-asian="normal" style:font-weight-asian="normal" style:font-name-complex="Comic Sans MS" style:font-style-complex="normal" style:font-weight-complex="normal"/>
    </style:style>
    <style:style style:name="P8" style:family="paragraph" style:parent-style-name="Footer">
      <style:text-properties fo:color="#000000" style:font-name="Droid Sans" fo:font-size="10pt" fo:font-style="normal" fo:font-weight="normal" officeooo:rsid="00145977" officeooo:paragraph-rsid="0044e43f" style:font-name-asian="Wingdings" style:font-size-asian="10pt" style:font-style-asian="normal" style:font-weight-asian="normal" style:font-name-complex="Comic Sans MS" style:font-style-complex="normal" style:font-weight-complex="normal"/>
    </style:style>
    <style:style style:name="P9" style:family="paragraph" style:parent-style-name="Footer">
      <style:text-properties fo:color="#000000" style:font-name="Droid Sans" fo:font-size="10pt" fo:font-style="normal" fo:font-weight="normal" officeooo:rsid="00146dff" officeooo:paragraph-rsid="0044e43f" style:font-name-asian="Wingdings" style:font-size-asian="10pt" style:font-style-asian="normal" style:font-weight-asian="normal" style:font-name-complex="Comic Sans MS" style:font-style-complex="normal" style:font-weight-complex="normal"/>
    </style:style>
    <style:style style:name="P10" style:family="paragraph" style:parent-style-name="Footer">
      <style:text-properties fo:color="#000000" style:font-name="Droid Sans" fo:font-size="10pt" fo:font-style="normal" fo:font-weight="normal" officeooo:rsid="00180820" officeooo:paragraph-rsid="0044e43f" style:font-name-asian="Wingdings" style:font-size-asian="10pt" style:font-style-asian="normal" style:font-weight-asian="normal" style:font-name-complex="Comic Sans MS" style:font-style-complex="normal" style:font-weight-complex="normal"/>
    </style:style>
    <style:style style:name="P11" style:family="paragraph" style:parent-style-name="Footer">
      <style:text-properties fo:color="#000000" style:font-name="Droid Sans" fo:font-size="10pt" fo:font-style="normal" fo:font-weight="normal" officeooo:rsid="00185722" officeooo:paragraph-rsid="0044e43f" style:font-name-asian="Wingdings" style:font-size-asian="10pt" style:font-style-asian="normal" style:font-weight-asian="normal" style:font-name-complex="Comic Sans MS" style:font-style-complex="normal" style:font-weight-complex="normal"/>
    </style:style>
    <style:style style:name="P12" style:family="paragraph" style:parent-style-name="Footer">
      <style:text-properties fo:color="#000000" style:font-name="Droid Sans" fo:font-size="10pt" fo:font-style="normal" fo:font-weight="normal" officeooo:rsid="001c5cfc" officeooo:paragraph-rsid="0044e43f" style:font-name-asian="Wingdings" style:font-size-asian="10pt" style:font-style-asian="normal" style:font-weight-asian="normal" style:font-name-complex="Comic Sans MS" style:font-style-complex="normal" style:font-weight-complex="normal"/>
    </style:style>
    <style:style style:name="P13" style:family="paragraph" style:parent-style-name="Footer">
      <style:text-properties fo:color="#000000" style:font-name="Droid Sans" fo:font-size="10pt" fo:font-style="normal" fo:font-weight="normal" officeooo:rsid="00239692" officeooo:paragraph-rsid="0044e43f" style:font-name-asian="Wingdings" style:font-size-asian="10pt" style:font-style-asian="normal" style:font-weight-asian="normal" style:font-name-complex="Comic Sans MS" style:font-style-complex="normal" style:font-weight-complex="normal"/>
    </style:style>
    <style:style style:name="P14" style:family="paragraph" style:parent-style-name="Footer">
      <style:text-properties fo:color="#000000" style:font-name="Droid Sans" fo:font-size="10pt" fo:font-style="normal" fo:font-weight="normal" officeooo:rsid="00285412" officeooo:paragraph-rsid="0044e43f" style:font-name-asian="Wingdings" style:font-size-asian="10pt" style:font-style-asian="normal" style:font-weight-asian="normal" style:font-name-complex="Comic Sans MS" style:font-style-complex="normal" style:font-weight-complex="normal"/>
    </style:style>
    <style:style style:name="P15" style:family="paragraph" style:parent-style-name="Footer">
      <style:text-properties fo:color="#000000" style:font-name="Droid Sans" fo:font-size="10pt" fo:font-style="normal" fo:font-weight="normal" officeooo:rsid="0029bd97" officeooo:paragraph-rsid="0044e43f" style:font-name-asian="Wingdings" style:font-size-asian="10pt" style:font-style-asian="normal" style:font-weight-asian="normal" style:font-name-complex="Comic Sans MS" style:font-style-complex="normal" style:font-weight-complex="normal"/>
    </style:style>
    <style:style style:name="P16" style:family="paragraph" style:parent-style-name="Footer">
      <style:text-properties fo:color="#000000" style:font-name="Droid Sans" fo:font-size="10pt" fo:font-style="normal" fo:font-weight="normal" officeooo:rsid="002b6ce8" officeooo:paragraph-rsid="0044e43f" style:font-name-asian="Wingdings" style:font-size-asian="10pt" style:font-style-asian="normal" style:font-weight-asian="normal" style:font-name-complex="Comic Sans MS" style:font-style-complex="normal" style:font-weight-complex="normal"/>
    </style:style>
    <style:style style:name="P17" style:family="paragraph" style:parent-style-name="Standard">
      <style:text-properties style:font-name="Droid Sans"/>
    </style:style>
    <style:style style:name="P1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19" style:family="paragraph" style:parent-style-name="Standard">
      <style:paragraph-properties fo:text-align="center" style:justify-single-word="false"/>
      <style:text-properties style:font-name="Droid Sans"/>
    </style:style>
    <style:style style:name="P20"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1"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tyle-complex="normal" style:font-weight-complex="normal"/>
    </style:style>
    <style:style style:name="P22"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ize-complex="11pt" style:font-style-complex="normal" style:font-weight-complex="normal"/>
    </style:style>
    <style:style style:name="P23" style:family="paragraph" style:parent-style-name="Standard">
      <style:text-properties style:font-name="Droid Sans" fo:font-size="12pt" fo:font-style="normal" style:text-underline-style="none"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24" style:family="paragraph" style:parent-style-name="Standard">
      <style:text-properties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25" style:family="paragraph" style:parent-style-name="Standard">
      <style:paragraph-properties style:snap-to-layout-grid="false"/>
      <style:text-properties style:font-name="Droid Sans" fo:font-size="10pt" fo:font-style="normal" fo:font-weight="normal" officeooo:paragraph-rsid="0044e43f" style:font-name-asian="Wingdings" style:font-size-asian="10pt" style:font-style-asian="normal" style:font-weight-asian="normal" style:font-style-complex="normal" style:font-weight-complex="normal"/>
    </style:style>
    <style:style style:name="P26" style:family="paragraph" style:parent-style-name="Standard">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27" style:family="paragraph" style:parent-style-name="Standard">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28" style:family="paragraph" style:parent-style-name="Standard">
      <style:text-properties style:font-name="Droid Sans" fo:font-size="10pt" fo:font-style="normal" fo:font-weight="normal" officeooo:rsid="00185722" officeooo:paragraph-rsid="0044e43f" style:font-name-asian="Wingdings" style:font-size-asian="10pt" style:font-style-asian="normal" style:font-weight-asian="normal" style:font-style-complex="normal" style:font-weight-complex="normal"/>
    </style:style>
    <style:style style:name="P29" style:family="paragraph" style:parent-style-name="Standard">
      <style:text-properties style:font-name="Droid Sans" fo:font-size="10pt" fo:font-style="normal" fo:font-weight="normal" officeooo:rsid="001c5cfc" officeooo:paragraph-rsid="0044e43f" style:font-name-asian="Wingdings" style:font-size-asian="10pt" style:font-style-asian="normal" style:font-weight-asian="normal" style:font-style-complex="normal" style:font-weight-complex="normal"/>
    </style:style>
    <style:style style:name="P30" style:family="paragraph" style:parent-style-name="Standard">
      <style:text-properties style:font-name="Droid Sans" fo:font-size="10pt" fo:font-style="normal" fo:font-weight="normal" officeooo:rsid="00238d9f" officeooo:paragraph-rsid="0044e43f" style:font-name-asian="Wingdings" style:font-size-asian="10pt" style:font-style-asian="normal" style:font-weight-asian="normal" style:font-style-complex="normal" style:font-weight-complex="normal"/>
    </style:style>
    <style:style style:name="P31" style:family="paragraph" style:parent-style-name="Standard">
      <style:text-properties style:font-name="Droid Sans" fo:font-size="10pt" fo:font-style="normal" fo:font-weight="normal" officeooo:rsid="00239692" officeooo:paragraph-rsid="0044e43f" style:font-name-asian="Wingdings" style:font-size-asian="10pt" style:font-style-asian="normal" style:font-weight-asian="normal" style:font-style-complex="normal" style:font-weight-complex="normal"/>
    </style:style>
    <style:style style:name="P32" style:family="paragraph" style:parent-style-name="Standard">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33" style:family="paragraph" style:parent-style-name="Standard">
      <style:text-properties style:font-name="Droid Sans" fo:font-size="10pt" fo:font-style="normal" fo:font-weight="normal" officeooo:paragraph-rsid="0044e43f" style:font-name-asian="Wingdings" style:font-size-asian="10pt" style:font-style-asian="normal" style:font-weight-asian="normal" style:font-style-complex="normal" style:font-weight-complex="normal"/>
    </style:style>
    <style:style style:name="P34" style:family="paragraph" style:parent-style-name="Standard">
      <style:paragraph-properties style:snap-to-layout-grid="false"/>
      <style:text-properties style:font-name="Droid Sans" fo:font-size="10pt" fo:font-style="normal" fo:font-weight="normal" officeooo:paragraph-rsid="0044e43f" style:font-name-asian="Wingdings" style:font-size-asian="10pt" style:font-style-asian="normal" style:font-weight-asian="normal" style:font-name-complex="Comic Sans MS" style:font-style-complex="normal" style:font-weight-complex="normal"/>
    </style:style>
    <style:style style:name="P35" style:family="paragraph" style:parent-style-name="Standard">
      <style:text-properties style:font-name="Droid Sans" fo:font-size="11pt" fo:font-style="normal" style:text-underline-style="none" fo:font-weight="normal" officeooo:rsid="000da08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6" style:family="paragraph" style:parent-style-name="Standard">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7" style:family="paragraph" style:parent-style-name="Standard">
      <style:text-properties style:font-name="Droid Sans" fo:font-size="11pt" fo:font-style="normal" style:text-underline-style="none" fo:font-weight="normal" officeooo:rsid="002747b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8" style:family="paragraph" style:parent-style-name="Standard">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39" style:family="paragraph" style:parent-style-name="Standard">
      <style:text-properties style:font-name="Droid Sans" fo:font-size="11pt" fo:font-style="normal" style:text-underline-style="none" fo:font-weight="normal" officeooo:rsid="00256c8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0" style:family="paragraph" style:parent-style-name="Standard">
      <style:text-properties style:font-name="Droid Sans" fo:font-size="11pt" fo:font-style="normal" style:text-underline-style="none" fo:font-weight="normal" officeooo:rsid="001536f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1" style:family="paragraph" style:parent-style-name="Standard">
      <style:text-properties style:font-name="Droid Sans" fo:font-size="11pt" fo:font-style="normal" style:text-underline-style="none" fo:font-weight="normal" officeooo:rsid="00171ab6"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2" style:family="paragraph" style:parent-style-name="Standard">
      <style:text-properties style:font-name="Droid Sans" fo:font-size="11pt" fo:font-style="normal" style:text-underline-style="none" fo:font-weight="normal" officeooo:rsid="001dc0a3"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3" style:family="paragraph" style:parent-style-name="Standard">
      <style:text-properties style:font-name="Droid Sans" fo:font-size="11pt" fo:font-style="normal" style:text-underline-style="none" fo:font-weight="normal" officeooo:rsid="0011c76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4" style:family="paragraph" style:parent-style-name="Standard">
      <style:text-properties style:font-name="Droid Sans" fo:font-size="11pt" fo:font-style="normal" style:text-underline-style="none"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45" style:family="paragraph" style:parent-style-name="Standard">
      <style:paragraph-properties fo:text-align="justify" style:justify-single-word="false"/>
      <style:text-properties fo:color="#0000ff" style:font-name="Droid Sans" fo:font-size="12pt" style:font-size-asian="12pt" style:font-name-complex="Arial"/>
    </style:style>
    <style:style style:name="P46"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47"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48"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50"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5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5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5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54"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55"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46df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56"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57" style:family="paragraph" style:parent-style-name="Recommandation">
      <style:paragraph-properties fo:margin-left="0cm" fo:margin-right="0cm" fo:text-indent="0cm" style:auto-text-indent="false">
        <style:tab-stops>
          <style:tab-stop style:position="1.884cm"/>
        </style:tab-stops>
      </style:paragraph-properties>
      <style:text-properties style:font-name="Droid Sans" officeooo:paragraph-rsid="000f896a"/>
    </style:style>
    <style:style style:name="P58"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59"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60" style:family="paragraph" style:parent-style-name="Standard">
      <style:paragraph-properties fo:margin-left="0cm" fo:margin-right="-0.374cm" fo:text-indent="0cm" style:auto-text-indent="false"/>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cm" fo:margin-right="-0.123cm" fo:text-indent="0cm" style:auto-text-indent="false"/>
      <style:text-properties style:font-name="Droid Sans" fo:font-size="10pt" fo:font-style="normal" fo:font-weight="normal" officeooo:rsid="000da08e" officeooo:paragraph-rsid="0044e43f" style:font-name-asian="Wingdings" style:font-size-asian="10pt" style:font-style-asian="normal" style:font-weight-asian="normal" style:font-style-complex="normal" style:font-weight-complex="normal"/>
    </style:style>
    <style:style style:name="P62" style:family="paragraph" style:parent-style-name="Standard">
      <style:paragraph-properties fo:margin-left="0cm" fo:margin-right="-0.123cm" fo:text-indent="0cm" style:auto-text-indent="false"/>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63" style:family="paragraph" style:parent-style-name="Standard">
      <style:paragraph-properties fo:margin-left="0cm" fo:margin-right="-0.123cm" fo:text-indent="0cm" style:auto-text-indent="false"/>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64" style:family="paragraph" style:parent-style-name="Standard">
      <style:paragraph-properties fo:margin-left="0cm" fo:margin-right="-0.123cm" fo:text-indent="0cm" style:auto-text-indent="false"/>
      <style:text-properties style:font-name="Droid Sans" fo:font-size="10pt" fo:font-style="normal" fo:font-weight="normal" officeooo:rsid="00180820" officeooo:paragraph-rsid="0044e43f" style:font-name-asian="Wingdings" style:font-size-asian="10pt" style:font-style-asian="normal" style:font-weight-asian="normal" style:font-style-complex="normal" style:font-weight-complex="normal"/>
    </style:style>
    <style:style style:name="P65" style:family="paragraph" style:parent-style-name="Standard">
      <style:paragraph-properties fo:margin-left="0cm" fo:margin-right="-0.123cm" fo:text-indent="0cm" style:auto-text-indent="false"/>
      <style:text-properties style:font-name="Droid Sans" fo:font-size="10pt" fo:font-style="normal" fo:font-weight="normal" officeooo:rsid="00185722" officeooo:paragraph-rsid="0044e43f" style:font-name-asian="Wingdings" style:font-size-asian="10pt" style:font-style-asian="normal" style:font-weight-asian="normal" style:font-style-complex="normal" style:font-weight-complex="normal"/>
    </style:style>
    <style:style style:name="P66" style:family="paragraph" style:parent-style-name="Standard">
      <style:paragraph-properties fo:margin-left="0cm" fo:margin-right="-0.123cm" fo:text-indent="0cm" style:auto-text-indent="false"/>
      <style:text-properties style:font-name="Droid Sans" fo:font-size="10pt" fo:font-style="normal" fo:font-weight="normal" officeooo:rsid="001c5cfc" officeooo:paragraph-rsid="0044e43f" style:font-name-asian="Wingdings" style:font-size-asian="10pt" style:font-style-asian="normal" style:font-weight-asian="normal" style:font-style-complex="normal" style:font-weight-complex="normal"/>
    </style:style>
    <style:style style:name="P67" style:family="paragraph" style:parent-style-name="Standard">
      <style:paragraph-properties fo:margin-left="0cm" fo:margin-right="-0.123cm" fo:text-indent="0cm" style:auto-text-indent="false"/>
      <style:text-properties style:font-name="Droid Sans" fo:font-size="10pt" fo:font-style="normal" fo:font-weight="normal" officeooo:rsid="00239692" officeooo:paragraph-rsid="0044e43f" style:font-name-asian="Wingdings" style:font-size-asian="10pt" style:font-style-asian="normal" style:font-weight-asian="normal" style:font-style-complex="normal" style:font-weight-complex="normal"/>
    </style:style>
    <style:style style:name="P68" style:family="paragraph" style:parent-style-name="Standard">
      <style:paragraph-properties fo:margin-left="0cm" fo:margin-right="-0.123cm" fo:text-indent="0cm" style:auto-text-indent="false"/>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69" style:family="paragraph" style:parent-style-name="Standard">
      <style:paragraph-properties fo:margin-left="0cm" fo:margin-right="-0.123cm" fo:text-indent="0cm" style:auto-text-indent="false"/>
      <style:text-properties style:font-name="Droid Sans" fo:font-size="10pt" fo:font-style="normal" fo:font-weight="normal" officeooo:rsid="002b6ce8" officeooo:paragraph-rsid="0044e43f" style:font-name-asian="Wingdings" style:font-size-asian="10pt" style:font-style-asian="normal" style:font-weight-asian="normal" style:font-style-complex="normal" style:font-weight-complex="normal"/>
    </style:style>
    <style:style style:name="P70" style:family="paragraph" style:parent-style-name="Text_20_body">
      <style:paragraph-properties fo:text-align="center" style:justify-single-word="false"/>
      <style:text-properties style:font-name="Droid Sans" fo:font-weight="bold" style:font-weight-asian="bold" style:font-weight-complex="bold"/>
    </style:style>
    <style:style style:name="P71" style:family="paragraph" style:parent-style-name="Text_20_body">
      <style:paragraph-properties fo:text-align="center" style:justify-single-word="false"/>
      <style:text-properties style:font-name="Droid Sans"/>
    </style:style>
    <style:style style:name="P72" style:family="paragraph" style:parent-style-name="Text_20_body">
      <style:paragraph-properties fo:text-align="center" style:justify-single-word="false"/>
      <style:text-properties style:font-name="Droid Sans" officeooo:rsid="002ce49f" officeooo:paragraph-rsid="002ce49f"/>
    </style:style>
    <style:style style:name="P73"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74" style:family="paragraph" style:parent-style-name="Recommandation">
      <style:paragraph-properties fo:margin-left="0.501cm" fo:margin-right="0cm" fo:margin-top="0.212cm" fo:margin-bottom="0cm" style: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75" style:family="paragraph" style:parent-style-name="Recommandation">
      <style:text-properties style:font-name="Droid Sans"/>
    </style:style>
    <style:style style:name="P76" style:family="paragraph" style:parent-style-name="Recommandation">
      <style:text-properties style:font-name="Droid Sans" fo:font-size="12pt" style:font-size-asian="12pt" style:font-name-complex="Arial"/>
    </style:style>
    <style:style style:name="P7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0f896a"/>
    </style:style>
    <style:style style:name="P78"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44e43f"/>
    </style:style>
    <style:style style:name="P79" style:family="paragraph" style:parent-style-name="Recommandation">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80" style:family="paragraph" style:parent-style-name="Standard" style:master-page-name="Standard">
      <style:paragraph-properties style:page-number="auto"/>
      <style:text-properties style:font-name="Droid Sans"/>
    </style:style>
    <style:style style:name="P81" style:family="paragraph" style:parent-style-name="Standard" style:list-style-name="">
      <style:paragraph-properties fo:margin-left="1.002cm" fo:margin-right="0cm" fo:orphans="0" fo:widows="0" fo:text-indent="-0.501cm" style:auto-text-indent="false" fo:break-before="page"/>
      <style:text-properties style:font-name="Droid Sans" officeooo:paragraph-rsid="0044e43f"/>
    </style:style>
    <style:style style:name="P82" style:family="paragraph" style:parent-style-name="Heading_20_1">
      <style:paragraph-properties fo:text-align="center" style:justify-single-word="false"/>
      <style:text-properties style:font-name="Droid Sans"/>
    </style:style>
    <style:style style:name="P83" style:family="paragraph" style:parent-style-name="Heading_20_1">
      <style:paragraph-properties fo:text-align="center" style:justify-single-word="false"/>
      <style:text-properties style:font-name="Droid Sans" officeooo:rsid="0034144a" officeooo:paragraph-rsid="0034144a"/>
    </style:style>
    <style:style style:name="P84" style:family="paragraph" style:parent-style-name="Heading_20_1">
      <style:paragraph-properties fo:text-align="center" style:justify-single-word="false" fo:break-before="page"/>
      <style:text-properties style:font-name="Droid Sans"/>
    </style:style>
    <style:style style:name="P85" style:family="paragraph" style:parent-style-name="Heading_20_2">
      <style:paragraph-properties fo:margin-top="0.635cm" fo:margin-bottom="0cm" style: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86" style:family="paragraph" style:parent-style-name="Chapitre1">
      <style:paragraph-properties fo:margin-left="1.002cm" fo:margin-right="0cm" fo:text-indent="-0.501cm" style:auto-text-indent="false"/>
      <style:text-properties style:font-name="Droid Sans"/>
    </style:style>
    <style:style style:name="P87"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paragraph-rsid="0044e43f"/>
    </style:style>
    <style:style style:name="P88" style:family="paragraph" style:parent-style-name="Chapitre1">
      <style:paragraph-properties fo:margin-left="1.002cm" fo:margin-right="0cm" fo:text-indent="-0.501cm" style:auto-text-indent="false" fo:break-before="page"/>
      <style:text-properties style:font-name="Droid Sans"/>
    </style:style>
    <style:style style:name="P89" style:family="paragraph" style:parent-style-name="Chapitre1" style:list-style-name="">
      <style:paragraph-properties fo:margin-left="1.002cm" fo:margin-right="0cm" fo:orphans="0" fo:widows="0" fo:text-indent="-0.501cm" style:auto-text-indent="false" fo:break-before="page"/>
      <style:text-properties style:font-name="Droid Sans" fo:font-weight="normal" officeooo:paragraph-rsid="0044e43f" style:font-weight-asian="normal" style:font-weight-complex="normal"/>
    </style:style>
    <style:style style:name="P90" style:family="paragraph" style:parent-style-name="Chapitre1" style:list-style-name="">
      <style:paragraph-properties fo:margin-left="1.002cm" fo:margin-right="0cm" fo:orphans="0" fo:widows="0" fo:text-indent="-0.501cm" style:auto-text-indent="false" fo:break-before="page"/>
      <style:text-properties style:font-name="Droid Sans" officeooo:paragraph-rsid="0044e43f"/>
    </style:style>
    <style:style style:name="P91" style:family="paragraph" style:parent-style-name="Chapitre1">
      <style:paragraph-properties fo:margin-left="0cm" fo:margin-right="0cm" fo:text-indent="0cm" style:auto-text-indent="false">
        <style:tab-stops>
          <style:tab-stop style:position="1.884cm"/>
        </style:tab-stops>
      </style:paragraph-properties>
      <style:text-properties style:font-name="Droid Sans" officeooo:paragraph-rsid="0044e43f"/>
    </style:style>
    <style:style style:name="P92" style:family="paragraph" style:parent-style-name="Recommandation" style:list-style-name="WW8Num11">
      <style:text-properties style:font-name="Droid Sans"/>
    </style:style>
    <style:style style:name="P93"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94"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95" style:family="paragraph" style:parent-style-name="Recommandation" style:list-style-name="L1">
      <style:paragraph-properties fo:margin-top="0.212cm" fo:margin-bottom="0cm" style: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96" style:family="paragraph" style:parent-style-name="Recommandation" style:list-style-name="L2">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97" style:family="paragraph" style:parent-style-name="Recommandation" style:list-style-name="L3">
      <style:paragraph-properties fo:margin-top="0.212cm" fo:margin-bottom="0cm" style: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98"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font-weight="bold" style:font-weight-asian="bold" style:font-weight-complex="bold"/>
    </style:style>
    <style:style style:name="T8" style:family="text">
      <style:text-properties fo:font-weight="bold" officeooo:rsid="000d4d6f" style:font-weight-asian="bold" style:font-weight-complex="bold"/>
    </style:style>
    <style:style style:name="T9" style:family="text">
      <style:text-properties fo:font-weight="bold" officeooo:rsid="000f896a" style:font-weight-asian="bold" style:font-weight-complex="bold"/>
    </style:style>
    <style:style style:name="T10" style:family="text">
      <style:text-properties fo:font-weight="bold" officeooo:rsid="00146dff" style:font-weight-asian="bold" style:font-weight-complex="bold"/>
    </style:style>
    <style:style style:name="T11" style:family="text">
      <style:text-properties fo:font-weight="bold" officeooo:rsid="00185722" style:font-weight-asian="bold" style:font-weight-complex="bold"/>
    </style:style>
    <style:style style:name="T12" style:family="text">
      <style:text-properties fo:font-weight="bold" officeooo:rsid="002553bb" style:font-weight-asian="bold" style:font-weight-complex="bold"/>
    </style:style>
    <style:style style:name="T13" style:family="text">
      <style:text-properties fo:font-weight="bold" officeooo:rsid="002b6ce8" style:font-weight-asian="bold" style:font-weight-complex="bold"/>
    </style:style>
    <style:style style:name="T14" style:family="text">
      <style:text-properties style:use-window-font-color="true" fo:font-weight="bold" officeooo:rsid="002553bb" style:font-weight-asian="bold" style:font-weight-complex="bold"/>
    </style:style>
    <style:style style:name="T15" style:family="text">
      <style:text-properties style:use-window-font-color="true" fo:font-weight="bold" officeooo:rsid="002b6ce8" style:font-weight-asian="bold" style:font-weight-complex="bold"/>
    </style:style>
    <style:style style:name="T16" style:family="text">
      <style:text-properties style:use-window-font-color="true" fo:font-weight="bold" officeooo:rsid="001c9594" style:font-weight-asian="bold" style:font-weight-complex="bold"/>
    </style:style>
    <style:style style:name="T17" style:family="text">
      <style:text-properties style:use-window-font-color="true" fo:font-weight="bold" officeooo:rsid="00146dff" style:font-weight-asian="bold" style:font-weight-complex="bold"/>
    </style:style>
    <style:style style:name="T18" style:family="text">
      <style:text-properties style:use-window-font-color="true" fo:font-weight="bold" officeooo:rsid="000f896a" style:font-weight-asian="bold" style:font-weight-complex="bold"/>
    </style:style>
    <style:style style:name="T19" style:family="text">
      <style:text-properties style:use-window-font-color="true" fo:font-weight="bold" officeooo:rsid="01bf4b41" style:font-weight-asian="bold" style:font-weight-complex="bold"/>
    </style:style>
    <style:style style:name="T20" style:family="text">
      <style:text-properties officeooo:rsid="0007dfe7"/>
    </style:style>
    <style:style style:name="T21" style:family="text">
      <style:text-properties fo:color="#800000" style:font-name-asian="Wingdings" style:font-name-complex="Wingdings"/>
    </style:style>
    <style:style style:name="T22" style:family="text">
      <style:text-properties fo:color="#800000" style:font-name-asian="Times New Roman" style:font-name-complex="Times New Roman"/>
    </style:style>
    <style:style style:name="T23" style:family="text">
      <style:text-properties fo:font-size="10pt" style:font-name-asian="Times New Roman" style:font-size-asian="10pt" style:font-name-complex="Times New Roman" style:font-size-complex="10pt"/>
    </style:style>
    <style:style style:name="T24" style:family="text">
      <style:text-properties fo:font-size="10pt" style:font-name-asian="Wingdings" style:font-size-asian="10pt" style:font-name-complex="Wingdings" style:font-size-complex="10pt"/>
    </style:style>
    <style:style style:name="T25" style:family="text">
      <style:text-properties officeooo:rsid="000d4d6f"/>
    </style:style>
    <style:style style:name="T26" style:family="text">
      <style:text-properties officeooo:rsid="000da08e"/>
    </style:style>
    <style:style style:name="T27" style:family="text">
      <style:text-properties officeooo:rsid="00125e96"/>
    </style:style>
    <style:style style:name="T28" style:family="text">
      <style:text-properties officeooo:rsid="00146dff"/>
    </style:style>
    <style:style style:name="T29" style:family="text">
      <style:text-properties officeooo:rsid="0016edc6"/>
    </style:style>
    <style:style style:name="T30" style:family="text">
      <style:text-properties officeooo:rsid="00185722"/>
    </style:style>
    <style:style style:name="T31" style:family="text">
      <style:text-properties officeooo:rsid="001a6fd5"/>
    </style:style>
    <style:style style:name="T32" style:family="text">
      <style:text-properties officeooo:rsid="001c50c9"/>
    </style:style>
    <style:style style:name="T33" style:family="text">
      <style:text-properties officeooo:rsid="001c5cfc"/>
    </style:style>
    <style:style style:name="T34" style:family="text">
      <style:text-properties officeooo:rsid="001c9594"/>
    </style:style>
    <style:style style:name="T35" style:family="text">
      <style:text-properties officeooo:rsid="001f1d69"/>
    </style:style>
    <style:style style:name="T36" style:family="text">
      <style:text-properties officeooo:rsid="002553bb"/>
    </style:style>
    <style:style style:name="T37" style:family="text">
      <style:text-properties officeooo:rsid="002b6ce8"/>
    </style:style>
    <style:style style:name="T38" style:family="text">
      <style:text-properties officeooo:rsid="0047e99e"/>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P17"/>
      <text:p text:style-name="P17"/>
      <text:p text:style-name="P17"/>
      <text:p text:style-name="P17"/>
      <text:p text:style-name="P17"/>
      <text:h text:style-name="P85" text:outline-level="2">CAHIER DE RECETTE</text:h>
      <text:h text:style-name="P85" text:outline-level="2"/>
      <text:p text:style-name="P18"/>
      <text:p text:style-name="P17"/>
      <text:p text:style-name="P17"/>
      <text:p text:style-name="P45"/>
      <text:p text:style-name="P45"><text:tab/></text:p>
      <text:p text:style-name="P49"/>
      <text:p text:style-name="P51"><text:span text:style-name="T3">Version :<text:tab/><text:tab/></text:span><text:span text:style-name="T5">0.1</text:span></text:p>
      <text:p text:style-name="P50"/>
      <text:p text:style-name="P51"><text:span text:style-name="T3">Date :<text:tab/><text:tab/><text:tab/></text:span><text:span text:style-name="T6">14/12/16</text:span></text:p>
      <text:p text:style-name="P52"/>
      <text:p text:style-name="P51"><text:span text:style-name="T3">Rédigé par :</text:span><text:span text:style-name="T4"><text:tab/><text:tab/></text:span><text:span text:style-name="T5">L'équipe SmartLogger</text:span></text:p>
      <text:p text:style-name="P50"/>
      <text:p text:style-name="P51"><text:span text:style-name="T3">Relu par :</text:span><text:span text:style-name="T4"><text:tab/><text:tab/></text:span><text:span text:style-name="T5">L'équipe SmartLogger</text:span></text:p>
      <text:p text:style-name="P53"/>
      <text:p text:style-name="P46"><text:tab/><text:tab/><text:tab/></text:p>
      <text:p text:style-name="P76"/>
      <text:p text:style-name="P75"/>
      <text:p text:style-name="P75"/>
      <text:p text:style-name="P75">Objectif : Ce document est consacré à la définition des moyens et des procédés mis en œuvre pour assurer la recette du produit logiciel développé.</text:p>
      <text:p text:style-name="P75">L’objectif de la recette ou validation est de vérifier que le logiciel est conforme à la spécification référencée au chapitre 2 et qu’il répond aux attentes exprimées dans le cahier des charges initial. </text:p>
      <text:p text:style-name="P75">Le cahier de recette recense les objectifs de tests de validation et les moyens nécessaires pour les atteindre. Il précise </text:p>
      <text:list xml:id="list4473372293079056430" text:style-name="WW8Num11">
        <text:list-item>
          <text:p text:style-name="P92">les conditions à satisfaire préalablement à l’ exécution des tests,</text:p>
        </text:list-item>
        <text:list-item>
          <text:p text:style-name="P92">les moyens matériels requis (plate-forme de tests),</text:p>
        </text:list-item>
        <text:list-item>
          <text:p text:style-name="P92">la logique de leur déroulement (étapes successives), </text:p>
        </text:list-item>
        <text:list-item>
          <text:p text:style-name="P92">les conditions d’arrêt.</text:p>
        </text:list-item>
      </text:list>
      <text:p text:style-name="P75">Le document de validation fait partie des documents contractuels du projet, au même titre que les spécifications techniques. </text:p>
      <text:p text:style-name="P19"/>
      <text:h text:style-name="P84" text:outline-level="1"><text:bookmark text:name="_Définir_une_politique"/><text:bookmark text:name="_Structure_d’un_plan"/></text:h>
      <text:h text:style-name="P82" text:outline-level="1"/>
      <text:h text:style-name="P83" text:outline-level="1">HISTORIQUE DE LA DOCUMENTATION</text:h>
      <text:p text:style-name="P17"/>
      <text:p text:style-name="P1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0">Version</text:p>
          </table:table-cell>
          <table:table-cell table:style-name="Tableau1.A1" office:value-type="string">
            <text:p text:style-name="P70">Date</text:p>
          </table:table-cell>
          <table:table-cell table:style-name="Tableau1.C1" office:value-type="string">
            <text:p text:style-name="P70">Modifications réalisées</text:p>
          </table:table-cell>
        </table:table-row>
        <table:table-row table:style-name="Tableau1.1">
          <table:table-cell table:style-name="Tableau1.A1" office:value-type="string">
            <text:p text:style-name="P71">0.1</text:p>
          </table:table-cell>
          <table:table-cell table:style-name="Tableau1.A1" office:value-type="string">
            <text:p text:style-name="P72">11/12/16</text:p>
          </table:table-cell>
          <table:table-cell table:style-name="Tableau1.C1" office:value-type="string">
            <text:p text:style-name="P71">Création</text:p>
          </table:table-cell>
        </table:table-row>
      </table:table>
      <text:p text:style-name="P17"/>
      <text:p text:style-name="P17"/>
      <text:p text:style-name="P17"/>
      <text:p text:style-name="P17"/>
      <text:list xml:id="list4819159462311565426" text:style-name="WW8Num20">
        <text:list-item>
          <text:h text:style-name="P86" text:outline-level="1">Documents applicables et de référence</text:h>
        </text:list-item>
      </text:list>
      <text:list xml:id="list8738535356886242603" text:style-name="WW8Num19">
        <text:list-item>
          <text:p text:style-name="P93">Le document de Spécifications Techniques des Besoins : STB.pdf.</text:p>
        </text:list-item>
        <text:list-item>
          <text:p text:style-name="P94">Le document d'architecture du logiciel : DAL.pdf</text:p>
        </text:list-item>
        <text:list-item>
          <text:p text:style-name="P93">Le Glossaire des termes techniques et des acronymes : <text:span text:style-name="T20">Gl</text:span>ossaire.pdf</text:p>
        </text:list-item>
      </text:list>
      <text:p text:style-name="P58"/>
      <text:p text:style-name="P59"/>
      <text:list xml:id="list185160102583625" text:continue-list="list4819159462311565426" text:style-name="WW8Num20">
        <text:list-item>
          <text:h text:style-name="P86" text:outline-level="1">Environnement de test</text:h>
        </text:list-item>
      </text:list>
      <text:p text:style-name="P73">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73"/>
      <text:p text:style-name="P74">Site de réalisation des test<text:span text:style-name="T38">s </text:span>:</text:p>
      <text:list xml:id="list3462483872129528996" text:style-name="L1">
        <text:list-item>
          <text:p text:style-name="P95">Réalisation des tests sur nos machines personnelles.</text:p>
        </text:list-item>
        <text:list-item>
          <text:p text:style-name="P95">Potentiellement un serveur présent directement sur le site client.</text:p>
        </text:list-item>
      </text:list>
      <text:p text:style-name="P79"/>
      <text:p text:style-name="P74">Configurations matérielles utilisées :</text:p>
      <text:list xml:id="list6896338773225032013" text:style-name="L2">
        <text:list-item>
          <text:p text:style-name="P96">Système Linux (Fedora, Ubuntu)</text:p>
          <text:p text:style-name="P96"/>
        </text:list-item>
      </text:list>
      <text:p text:style-name="P74">Outils de test mis en œuvre :</text:p>
      <text:list xml:id="list3027813190563228300" text:style-name="L3">
        <text:list-item>
          <text:p text:style-name="P97">JUnit pour les tests unitaires de la partie Scala et Java du projet.</text:p>
        </text:list-item>
      </text:list>
      <text:list xml:id="list185159181268710" text:continue-list="list185160102583625" text:style-name="WW8Num20">
        <text:list-item>
          <text:h text:style-name="P88" text:outline-level="1">Stratégie de tests </text:h>
        </text:list-item>
      </text:list>
      <text:p text:style-name="P7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23">Test Fonctionnel : <text:span text:style-name="T7">[</text:span><text:span text:style-name="T8">UC-001</text:span><text:span text:style-name="T7">] </text:span><text:span text:style-name="T8">F</text:span><text:span text:style-name="T19">onctionnement principal</text:span></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44">Objectif :</text:p>
          </table:table-cell>
          <table:covered-table-cell/>
          <table:table-cell table:style-name="Table1.C2" table:number-columns-spanned="6" office:value-type="string">
            <text:p text:style-name="P56">Vérifier le fonctionnement principal de l'application</text:p>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44"><text:span text:style-name="T25">Éléments</text:span> à tester :</text:p>
          </table:table-cell>
          <table:covered-table-cell/>
          <table:table-cell table:style-name="Table1.C3" table:number-columns-spanned="6" office:value-type="string">
            <text:p text:style-name="P38">Réception des données externe</text:p>
            <text:p text:style-name="P38">Conversion des données dans le bon format</text:p>
            <text:p text:style-name="P38">Vérification de <text:span text:style-name="T28">la validité des données</text:span></text:p>
            <text:p text:style-name="P38">Stockage des données dans la base de données</text:p>
            <text:p text:style-name="P38">Analyse d<text:span text:style-name="T26">u module analytique </text:span>fonctionnelle</text:p>
            <text:p text:style-name="P38">Adaptation du comportement en fonction des résultats</text:p>
            <text:p text:style-name="P38">Envoie potentiel d'alerte</text:p>
          </table:table-cell>
          <table:covered-table-cell/>
          <table:covered-table-cell/>
          <table:covered-table-cell/>
          <table:covered-table-cell/>
          <table:covered-table-cell/>
        </table:table-row>
        <table:table-row table:style-name="Table1.2">
          <table:table-cell table:style-name="Table1.A4" table:number-columns-spanned="2" office:value-type="string">
            <text:p text:style-name="P44">Pré requis :</text:p>
          </table:table-cell>
          <table:covered-table-cell/>
          <table:table-cell table:style-name="Table1.C4" table:number-columns-spanned="6" office:value-type="string">
            <text:p text:style-name="P35">Un serveur fonctionnel, avec une connexion internet permettant de recevoir des flux HTTP depuis d'autres services web.</text:p>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44">Initialisation :</text:p>
          </table:table-cell>
          <table:covered-table-cell/>
          <table:table-cell table:style-name="Table1.C5" table:number-columns-spanned="6" office:value-type="string">
            <text:p text:style-name="P35">On lance le script de démarrage de l'application afin qu'elle s'installe tout seule.</text:p>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1.7">
          <table:table-cell table:style-name="Table1.A7" office:value-type="string">
            <text:p text:style-name="P47">Id</text:p>
          </table:table-cell>
          <table:table-cell table:style-name="Table1.B7" table:number-columns-spanned="3" office:value-type="string">
            <text:p text:style-name="P6">Démarche</text:p>
          </table:table-cell>
          <table:covered-table-cell/>
          <table:covered-table-cell/>
          <table:table-cell table:style-name="Table1.B7" office:value-type="string">
            <text:p text:style-name="P48">Données</text:p>
          </table:table-cell>
          <table:table-cell table:style-name="Table1.B7" table:number-columns-spanned="2" office:value-type="string">
            <text:p text:style-name="P60">Comportement attendu</text:p>
          </table:table-cell>
          <table:covered-table-cell/>
          <table:table-cell table:style-name="Table1.H7" office:value-type="string">
            <text:p text:style-name="P48">OK ?</text:p>
          </table:table-cell>
        </table:table-row>
        <table:table-row table:style-name="Table1.8">
          <table:table-cell table:style-name="Table1.A8" office:value-type="string">
            <text:p text:style-name="P33">1</text:p>
          </table:table-cell>
          <table:table-cell table:style-name="Table1.B8" table:number-columns-spanned="3" office:value-type="string">
            <text:p text:style-name="P7">On lance le script de démarrage.</text:p>
          </table:table-cell>
          <table:covered-table-cell/>
          <table:covered-table-cell/>
          <table:table-cell table:style-name="Table1.E8" office:value-type="string">
            <text:p text:style-name="P33"/>
          </table:table-cell>
          <table:table-cell table:style-name="Table1.F8" table:number-columns-spanned="2" office:value-type="string">
            <text:p text:style-name="P61">Le système se lance et le module analytique effectue correctement son travail.</text:p>
          </table:table-cell>
          <table:covered-table-cell/>
          <table:table-cell table:style-name="Table1.H8" office:value-type="string">
            <text:p text:style-name="P25"/>
          </table:table-cell>
        </table:table-row>
        <table:table-row table:style-name="Table1.9">
          <table:table-cell table:style-name="Table1.A9" table:number-columns-spanned="8" office:value-type="string">
            <text:p text:style-name="P34"/>
          </table:table-cell>
          <table:covered-table-cell/>
          <table:covered-table-cell/>
          <table:covered-table-cell/>
          <table:covered-table-cell/>
          <table:covered-table-cell/>
          <table:covered-table-cell/>
          <table:covered-table-cell/>
        </table:table-row>
        <table:table-row table:style-name="Table1.10">
          <table:table-cell table:style-name="Table1.A7" table:number-columns-spanned="3" office:value-type="string">
            <text:p text:style-name="P48">Rapport de test</text:p>
          </table:table-cell>
          <table:covered-table-cell/>
          <table:covered-table-cell/>
          <table:table-cell table:style-name="Table1.D10"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1.G10" table:number-columns-spanned="2" office:value-type="string">
            <text:p text:style-name="P47">Le :</text:p>
          </table:table-cell>
          <table:covered-table-cell/>
        </table:table-row>
        <table:table-row table:style-name="Table1.11">
          <table:table-cell table:style-name="Table1.A11" table:number-columns-spanned="3" office:value-type="string">
            <text:p text:style-name="P21">Fonctionnalité :</text:p>
          </table:table-cell>
          <table:covered-table-cell/>
          <table:covered-table-cell/>
          <table:table-cell table:style-name="Table1.D11" table:number-columns-spanned="3" office:value-type="string">
            <text:p text:style-name="P21">Conformité :</text:p>
          </table:table-cell>
          <table:covered-table-cell/>
          <table:covered-table-cell/>
          <table:table-cell table:style-name="Table1.G11" table:number-columns-spanned="2" office:value-type="string">
            <text:p text:style-name="P21">Ergonomie :</text:p>
          </table:table-cell>
          <table:covered-table-cell/>
        </table:table-row>
        <table:table-row table:style-name="Table1.12">
          <table:table-cell table:style-name="Table1.A12"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1.D12"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1.G12"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1.13">
          <table:table-cell table:style-name="Table1.A13"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1.G13" table:number-columns-spanned="2" office:value-type="string">
            <text:p text:style-name="P22">Approbation :</text:p>
          </table:table-cell>
          <table:covered-table-cell/>
        </table:table-row>
      </table:table>
      <text:h text:style-name="P87" text:outline-level="1"/>
      <text:p text:style-name="P7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23">Test Fonctionnel : <text:span text:style-name="T7">[</text:span><text:span text:style-name="T8">UC-00</text:span><text:span text:style-name="T9">2</text:span><text:span text:style-name="T7">] </text:span><text:span text:style-name="T18">Détection de données erronées</text:span></text:p>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44">Objectif :</text:p>
          </table:table-cell>
          <table:covered-table-cell/>
          <table:table-cell table:style-name="Table2.C2" table:number-columns-spanned="6" office:value-type="string">
            <text:p text:style-name="P54">Vérifier que le système <text:span text:style-name="T27">détecte</text:span> correctement les données erronées.</text:p>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44"><text:span text:style-name="T25">Éléments</text:span> à tester :</text:p>
          </table:table-cell>
          <table:covered-table-cell/>
          <table:table-cell table:style-name="Table2.C3" table:number-columns-spanned="6" office:value-type="string">
            <text:p text:style-name="P38">Réception des données externe</text:p>
            <text:p text:style-name="P38">Conversion des données dans le bon format</text:p>
            <text:p text:style-name="P38">Vérification de <text:span text:style-name="T28">la validité des données</text:span></text:p>
          </table:table-cell>
          <table:covered-table-cell/>
          <table:covered-table-cell/>
          <table:covered-table-cell/>
          <table:covered-table-cell/>
          <table:covered-table-cell/>
        </table:table-row>
        <table:table-row table:style-name="Table2.2">
          <table:table-cell table:style-name="Table2.A4" table:number-columns-spanned="2" office:value-type="string">
            <text:p text:style-name="P44">Pré requis :</text:p>
          </table:table-cell>
          <table:covered-table-cell/>
          <table:table-cell table:style-name="Table2.C4" table:number-columns-spanned="6" office:value-type="string">
            <text:p text:style-name="P35">Un serveur fonctionnel, avec une connexion internet permettant de recevoir des flux HTTP depuis d'autres services web.</text:p>
            <text:p text:style-name="P36">La réception de données erronées depuis le flux HTTP</text:p>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44">Initialisation :</text:p>
          </table:table-cell>
          <table:covered-table-cell/>
          <table:table-cell table:style-name="Table2.C5" table:number-columns-spanned="6" office:value-type="string">
            <text:p text:style-name="P43">On envoie des données invalides depuis le flux HTTP</text:p>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2.7">
          <table:table-cell table:style-name="Table2.A7" office:value-type="string">
            <text:p text:style-name="P47">Id</text:p>
          </table:table-cell>
          <table:table-cell table:style-name="Table2.B7" table:number-columns-spanned="3" office:value-type="string">
            <text:p text:style-name="P6">Démarche</text:p>
          </table:table-cell>
          <table:covered-table-cell/>
          <table:covered-table-cell/>
          <table:table-cell table:style-name="Table2.B7" office:value-type="string">
            <text:p text:style-name="P48">Données</text:p>
          </table:table-cell>
          <table:table-cell table:style-name="Table2.B7" table:number-columns-spanned="2" office:value-type="string">
            <text:p text:style-name="P60">Comportement attendu</text:p>
          </table:table-cell>
          <table:covered-table-cell/>
          <table:table-cell table:style-name="Table2.H7" office:value-type="string">
            <text:p text:style-name="P48">OK ?</text:p>
          </table:table-cell>
        </table:table-row>
        <table:table-row table:style-name="Table2.8">
          <table:table-cell table:style-name="Table2.A8" office:value-type="string">
            <text:p text:style-name="P33">1</text:p>
          </table:table-cell>
          <table:table-cell table:style-name="Table2.B8" table:number-columns-spanned="3" office:value-type="string">
            <text:p text:style-name="P8">On envoie des données erronées depuis la vue de l'application ou part le biais d'un flux HTTP.</text:p>
          </table:table-cell>
          <table:covered-table-cell/>
          <table:covered-table-cell/>
          <table:table-cell table:style-name="Table2.E8" office:value-type="string">
            <text:p text:style-name="P33"/>
          </table:table-cell>
          <table:table-cell table:style-name="Table2.F8" table:number-columns-spanned="2" office:value-type="string">
            <text:p text:style-name="P62">Le système reçoit une données depuis l'application elle-même ou depuis un flux HTTP.</text:p>
          </table:table-cell>
          <table:covered-table-cell/>
          <table:table-cell table:style-name="Table2.H8" office:value-type="string">
            <text:p text:style-name="P25"/>
          </table:table-cell>
        </table:table-row>
        <table:table-row table:style-name="Table2.8">
          <table:table-cell table:style-name="Table2.A9" office:value-type="string">
            <text:p text:style-name="P26">2</text:p>
          </table:table-cell>
          <table:table-cell table:style-name="Table2.B9" table:number-columns-spanned="3" office:value-type="string">
            <text:p text:style-name="P8">Le système traite et converti le flux en données exploitable.</text:p>
          </table:table-cell>
          <table:covered-table-cell/>
          <table:covered-table-cell/>
          <table:table-cell table:style-name="Table2.E9" office:value-type="string">
            <text:p text:style-name="P33"/>
          </table:table-cell>
          <table:table-cell table:style-name="Table2.F9" table:number-columns-spanned="2" office:value-type="string">
            <text:p text:style-name="P62">Le système à converti les données dans le format du système.</text:p>
          </table:table-cell>
          <table:covered-table-cell/>
          <table:table-cell table:style-name="Table2.H9" office:value-type="string">
            <text:p text:style-name="P25"/>
          </table:table-cell>
        </table:table-row>
        <table:table-row table:style-name="Table2.8">
          <table:table-cell table:style-name="Table2.A11" office:value-type="string">
            <text:p text:style-name="P26">3</text:p>
          </table:table-cell>
          <table:table-cell table:style-name="Table2.B11" table:number-columns-spanned="3" office:value-type="string">
            <text:p text:style-name="P8">Le système effectue la vérification des données</text:p>
          </table:table-cell>
          <table:covered-table-cell/>
          <table:covered-table-cell/>
          <table:table-cell table:style-name="Table2.E11" office:value-type="string">
            <text:p text:style-name="P33"/>
          </table:table-cell>
          <table:table-cell table:style-name="Table2.F11" table:number-columns-spanned="2" office:value-type="string">
            <text:p text:style-name="P62">Le système vérifie la validité des données et préviens l'utilisateur que les données sont invalides <text:span text:style-name="T28">(si celle-ci sont invalides)</text:span>.</text:p>
          </table:table-cell>
          <table:covered-table-cell/>
          <table:table-cell table:style-name="Table2.H11" office:value-type="string">
            <text:p text:style-name="P25"/>
          </table:table-cell>
        </table:table-row>
        <table:table-row table:style-name="Table2.8">
          <table:table-cell table:style-name="Table2.A11" office:value-type="string">
            <text:p text:style-name="P26">4</text:p>
          </table:table-cell>
          <table:table-cell table:style-name="Table2.B11" table:number-columns-spanned="3" office:value-type="string">
            <text:p text:style-name="P8">Le système stocke les données <text:span text:style-name="T28">afin de les traiter ultérieurement.</text:span></text:p>
          </table:table-cell>
          <table:covered-table-cell/>
          <table:covered-table-cell/>
          <table:table-cell table:style-name="Table2.E11" office:value-type="string">
            <text:p text:style-name="P33"/>
          </table:table-cell>
          <table:table-cell table:style-name="Table2.F11" table:number-columns-spanned="2" office:value-type="string">
            <text:p text:style-name="P63">Le système stocke les données dans une base de données dédiée aux stockages des données non traitable ou non acceptable.</text:p>
          </table:table-cell>
          <table:covered-table-cell/>
          <table:table-cell table:style-name="Table2.H11" office:value-type="string">
            <text:p text:style-name="P25"/>
          </table:table-cell>
        </table:table-row>
        <table:table-row table:style-name="Table2.8">
          <table:table-cell table:style-name="Table2.A12" office:value-type="string">
            <text:p text:style-name="P27">5</text:p>
          </table:table-cell>
          <table:table-cell table:style-name="Table2.B12" table:number-columns-spanned="3" office:value-type="string">
            <text:p text:style-name="P9">Le système envoie une alerte à l'utilisateur pour le prévenir d'une données erronées.</text:p>
          </table:table-cell>
          <table:covered-table-cell/>
          <table:covered-table-cell/>
          <table:table-cell table:style-name="Table2.E12" office:value-type="string">
            <text:p text:style-name="P33"/>
          </table:table-cell>
          <table:table-cell table:style-name="Table2.F12" table:number-columns-spanned="2" office:value-type="string">
            <text:p text:style-name="P63">Le système envoie une alerte via un canal choisi.</text:p>
          </table:table-cell>
          <table:covered-table-cell/>
          <table:table-cell table:style-name="Table2.H12" office:value-type="string">
            <text:p text:style-name="P25"/>
          </table:table-cell>
        </table:table-row>
        <table:table-row table:style-name="Table2.13">
          <table:table-cell table:style-name="Table2.A13" table:number-columns-spanned="8" office:value-type="string">
            <text:p text:style-name="P34"/>
          </table:table-cell>
          <table:covered-table-cell/>
          <table:covered-table-cell/>
          <table:covered-table-cell/>
          <table:covered-table-cell/>
          <table:covered-table-cell/>
          <table:covered-table-cell/>
          <table:covered-table-cell/>
        </table:table-row>
        <table:table-row table:style-name="Table2.14">
          <table:table-cell table:style-name="Table2.A7" table:number-columns-spanned="3" office:value-type="string">
            <text:p text:style-name="P48">Rapport de test</text:p>
          </table:table-cell>
          <table:covered-table-cell/>
          <table:covered-table-cell/>
          <table:table-cell table:style-name="Table2.D14"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2.G14" table:number-columns-spanned="2" office:value-type="string">
            <text:p text:style-name="P47">Le :</text:p>
          </table:table-cell>
          <table:covered-table-cell/>
        </table:table-row>
        <table:table-row table:style-name="Table2.15">
          <table:table-cell table:style-name="Table2.A15" table:number-columns-spanned="3" office:value-type="string">
            <text:p text:style-name="P21">Fonctionnalité :</text:p>
          </table:table-cell>
          <table:covered-table-cell/>
          <table:covered-table-cell/>
          <table:table-cell table:style-name="Table2.D15" table:number-columns-spanned="3" office:value-type="string">
            <text:p text:style-name="P21">Conformité :</text:p>
          </table:table-cell>
          <table:covered-table-cell/>
          <table:covered-table-cell/>
          <table:table-cell table:style-name="Table2.G15" table:number-columns-spanned="2" office:value-type="string">
            <text:p text:style-name="P21">Ergonomie :</text:p>
          </table:table-cell>
          <table:covered-table-cell/>
        </table:table-row>
        <table:table-row table:style-name="Table2.16">
          <table:table-cell table:style-name="Table2.A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2.D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2.G16"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2.17">
          <table:table-cell table:style-name="Table2.A17"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2.G17" table:number-columns-spanned="2" office:value-type="string">
            <text:p text:style-name="P22">Approbation :</text:p>
          </table:table-cell>
          <table:covered-table-cell/>
        </table:table-row>
      </table:table>
      <text:h text:style-name="P87" text:outline-level="1"/>
      <text:h text:style-name="P89"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23">Test Fonctionnel : <text:span text:style-name="T7">[</text:span><text:span text:style-name="T8">UC-00</text:span><text:span text:style-name="T10">3</text:span><text:span text:style-name="T7">] </text:span><text:span text:style-name="T17">Réutilisation des données</text:span></text:p>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44">Objectif :</text:p>
          </table:table-cell>
          <table:covered-table-cell/>
          <table:table-cell table:style-name="Table3.C2" table:number-columns-spanned="6" office:value-type="string">
            <text:p text:style-name="P55">Vérifier que le système puisse accepter des données utilisateur.</text:p>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44"><text:span text:style-name="T25">Éléments</text:span> à tester :</text:p>
          </table:table-cell>
          <table:covered-table-cell/>
          <table:table-cell table:style-name="Table3.C3" table:number-columns-spanned="6" office:value-type="string">
            <text:p text:style-name="P38">Réception des données <text:span text:style-name="T28">interne</text:span></text:p>
            <text:p text:style-name="P38">Conversion des données dans le bon format <text:span text:style-name="T28">(si nécessaire)</text:span></text:p>
            <text:p text:style-name="P38">Vérification de <text:span text:style-name="T28">la validité des données</text:span></text:p>
            <text:p text:style-name="P40">Analyse des données</text:p>
            <text:p text:style-name="P40">Apprentissage du module analytique</text:p>
            <text:p text:style-name="P40">Sauvegarde des données dans la base de données</text:p>
          </table:table-cell>
          <table:covered-table-cell/>
          <table:covered-table-cell/>
          <table:covered-table-cell/>
          <table:covered-table-cell/>
          <table:covered-table-cell/>
        </table:table-row>
        <table:table-row table:style-name="Table3.2">
          <table:table-cell table:style-name="Table3.A4" table:number-columns-spanned="2" office:value-type="string">
            <text:p text:style-name="P44">Pré requis :</text:p>
          </table:table-cell>
          <table:covered-table-cell/>
          <table:table-cell table:style-name="Table3.C4" table:number-columns-spanned="6" office:value-type="string">
            <text:p text:style-name="P40">Le système doit être opérationnel, l'opérateur doit avoir accès au service web de l'application afin d'envoyer les données à la machine <text:span text:style-name="T29">d'apprentissage</text:span>.</text:p>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44">Initialisation :</text:p>
          </table:table-cell>
          <table:covered-table-cell/>
          <table:table-cell table:style-name="Table3.C5" table:number-columns-spanned="6" office:value-type="string">
            <text:p text:style-name="P41">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47">Id</text:p>
          </table:table-cell>
          <table:table-cell table:style-name="Table3.B7" table:number-columns-spanned="3" office:value-type="string">
            <text:p text:style-name="P6">Démarche</text:p>
          </table:table-cell>
          <table:covered-table-cell/>
          <table:covered-table-cell/>
          <table:table-cell table:style-name="Table3.B7" office:value-type="string">
            <text:p text:style-name="P48">Données</text:p>
          </table:table-cell>
          <table:table-cell table:style-name="Table3.B7" table:number-columns-spanned="2" office:value-type="string">
            <text:p text:style-name="P60">Comportement attendu</text:p>
          </table:table-cell>
          <table:covered-table-cell/>
          <table:table-cell table:style-name="Table3.H7" office:value-type="string">
            <text:p text:style-name="P48">OK ?</text:p>
          </table:table-cell>
        </table:table-row>
        <table:table-row table:style-name="Table3.8">
          <table:table-cell table:style-name="Table3.A8" office:value-type="string">
            <text:p text:style-name="P33">1</text:p>
          </table:table-cell>
          <table:table-cell table:style-name="Table3.B8" table:number-columns-spanned="3" office:value-type="string">
            <text:p text:style-name="P10">On se connecte au système depuis un navigateur web <text:span text:style-name="T30">et la page principal de l'application s'ouvre.</text:span></text:p>
          </table:table-cell>
          <table:covered-table-cell/>
          <table:covered-table-cell/>
          <table:table-cell table:style-name="Table3.E8" office:value-type="string">
            <text:p text:style-name="P33"/>
          </table:table-cell>
          <table:table-cell table:style-name="Table3.F8" table:number-columns-spanned="2" office:value-type="string">
            <text:p text:style-name="P64">L'application web s'ouvre <text:span text:style-name="T30">et l'opérateur se retrouve sur la page principal de l'application web</text:span>.</text:p>
          </table:table-cell>
          <table:covered-table-cell/>
          <table:table-cell table:style-name="Table3.H8" office:value-type="string">
            <text:p text:style-name="P25"/>
          </table:table-cell>
        </table:table-row>
        <table:table-row table:style-name="Table3.8">
          <table:table-cell table:style-name="Table3.A9" office:value-type="string">
            <text:p text:style-name="P26">2</text:p>
          </table:table-cell>
          <table:table-cell table:style-name="Table3.B9" table:number-columns-spanned="3" office:value-type="string">
            <text:p text:style-name="P11">L'opérateur clique sur un lien permettant d'afficher la page des données qu'il souhaite refaire traiter par le système.</text:p>
          </table:table-cell>
          <table:covered-table-cell/>
          <table:covered-table-cell/>
          <table:table-cell table:style-name="Table3.E9" office:value-type="string">
            <text:p text:style-name="P33"/>
          </table:table-cell>
          <table:table-cell table:style-name="Table3.F9" table:number-columns-spanned="2" office:value-type="string">
            <text:p text:style-name="P65">L'application web affiche une page contenant les données que le système peut traiter afin que celui-ci les retraite. </text:p>
          </table:table-cell>
          <table:covered-table-cell/>
          <table:table-cell table:style-name="Table3.H9" office:value-type="string">
            <text:p text:style-name="P25"/>
          </table:table-cell>
        </table:table-row>
        <table:table-row table:style-name="Table3.8">
          <table:table-cell table:style-name="Table3.A11" office:value-type="string">
            <text:p text:style-name="P26">3</text:p>
          </table:table-cell>
          <table:table-cell table:style-name="Table3.B11" table:number-columns-spanned="3" office:value-type="string">
            <text:p text:style-name="P11">L'opérateur choisie les données <text:span text:style-name="T32">qu'il souhaite refaire travailler au système.</text:span></text:p>
          </table:table-cell>
          <table:covered-table-cell/>
          <table:covered-table-cell/>
          <table:table-cell table:style-name="Table3.E11" office:value-type="string">
            <text:p text:style-name="P33"/>
          </table:table-cell>
          <table:table-cell table:style-name="Table3.F11" table:number-columns-spanned="2" office:value-type="string">
            <text:p text:style-name="P65">L<text:span text:style-name="T31">'opérateur choisie les données qu'il souhaite faire traiter à nouveaux par le système.</text:span></text:p>
          </table:table-cell>
          <table:covered-table-cell/>
          <table:table-cell table:style-name="Table3.H11" office:value-type="string">
            <text:p text:style-name="P25"/>
          </table:table-cell>
        </table:table-row>
        <table:table-row table:style-name="Table3.8">
          <table:table-cell table:style-name="Table3.A11" office:value-type="string">
            <text:p text:style-name="P26">4</text:p>
          </table:table-cell>
          <table:table-cell table:style-name="Table3.B11" table:number-columns-spanned="3" office:value-type="string">
            <text:p text:style-name="P8">Le système <text:span text:style-name="T32">reçoit les données a retravailler</text:span>.</text:p>
          </table:table-cell>
          <table:covered-table-cell/>
          <table:covered-table-cell/>
          <table:table-cell table:style-name="Table3.E11" office:value-type="string">
            <text:p text:style-name="P33"/>
          </table:table-cell>
          <table:table-cell table:style-name="Table3.F11" table:number-columns-spanned="2" office:value-type="string">
            <text:p text:style-name="P62">Le système <text:span text:style-name="T32">reçoit les données a retravailler pour modifier son comportement ou ajouter de nouveaux flux d'entrée.</text:span></text:p>
          </table:table-cell>
          <table:covered-table-cell/>
          <table:table-cell table:style-name="Table3.H11" office:value-type="string">
            <text:p text:style-name="P25"/>
          </table:table-cell>
        </table:table-row>
        <table:table-row table:style-name="Table3.8">
          <table:table-cell table:style-name="Table3.A13" office:value-type="string">
            <text:p text:style-name="P27">5</text:p>
          </table:table-cell>
          <table:table-cell table:style-name="Table3.B13" table:number-columns-spanned="3" office:value-type="string">
            <text:p text:style-name="P8">Le système effectue l<text:span text:style-name="T33">'analyse des données afin de modifier son comportement ou d'apprendre de nouveaux flux d'entrée.</text:span></text:p>
          </table:table-cell>
          <table:covered-table-cell/>
          <table:covered-table-cell/>
          <table:table-cell table:style-name="Table3.E13" office:value-type="string">
            <text:p text:style-name="P33"/>
          </table:table-cell>
          <table:table-cell table:style-name="Table3.F13" table:number-columns-spanned="2" office:value-type="string">
            <text:p text:style-name="P66">Le système exécute l'analyse des données que lui envoie l'opérateur de l'application.</text:p>
          </table:table-cell>
          <table:covered-table-cell/>
          <table:table-cell table:style-name="Table3.H13" office:value-type="string">
            <text:p text:style-name="P25"/>
          </table:table-cell>
        </table:table-row>
        <table:table-row table:style-name="Table3.8">
          <table:table-cell table:style-name="Table3.A13" office:value-type="string">
            <text:p text:style-name="P28">6</text:p>
          </table:table-cell>
          <table:table-cell table:style-name="Table3.B13" table:number-columns-spanned="3" office:value-type="string">
            <text:p text:style-name="P12">Le système apprends des données reçus.</text:p>
          </table:table-cell>
          <table:covered-table-cell/>
          <table:covered-table-cell/>
          <table:table-cell table:style-name="Table3.E13" office:value-type="string">
            <text:p text:style-name="P33"/>
          </table:table-cell>
          <table:table-cell table:style-name="Table3.F13" table:number-columns-spanned="2" office:value-type="string">
            <text:p text:style-name="P66">Le système apprends des nouvelles données reçues et modifie son comportement en conséquence.</text:p>
          </table:table-cell>
          <table:covered-table-cell/>
          <table:table-cell table:style-name="Table3.H13" office:value-type="string">
            <text:p text:style-name="P25"/>
          </table:table-cell>
        </table:table-row>
        <table:table-row table:style-name="Table3.8">
          <table:table-cell table:style-name="Table3.A14" office:value-type="string">
            <text:p text:style-name="P29">7</text:p>
          </table:table-cell>
          <table:table-cell table:style-name="Table3.B14" table:number-columns-spanned="3" office:value-type="string">
            <text:p text:style-name="P12">Le système sauvegarde les modification de son comportement dans la base de données correspondante.</text:p>
          </table:table-cell>
          <table:covered-table-cell/>
          <table:covered-table-cell/>
          <table:table-cell table:style-name="Table3.E14" office:value-type="string">
            <text:p text:style-name="P33"/>
          </table:table-cell>
          <table:table-cell table:style-name="Table3.F14" table:number-columns-spanned="2" office:value-type="string">
            <text:p text:style-name="P66">Le système stocke le modification de son comportement dans la base de données correspondante.</text:p>
          </table:table-cell>
          <table:covered-table-cell/>
          <table:table-cell table:style-name="Table3.H14" office:value-type="string">
            <text:p text:style-name="P25"/>
          </table:table-cell>
        </table:table-row>
        <table:table-row table:style-name="Table3.15">
          <table:table-cell table:style-name="Table3.A7" table:number-columns-spanned="3" office:value-type="string">
            <text:p text:style-name="P48">Rapport de test</text:p>
          </table:table-cell>
          <table:covered-table-cell/>
          <table:covered-table-cell/>
          <table:table-cell table:style-name="Table3.D15"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3.G15" table:number-columns-spanned="2" office:value-type="string">
            <text:p text:style-name="P47">Le :</text:p>
          </table:table-cell>
          <table:covered-table-cell/>
        </table:table-row>
        <table:table-row table:style-name="Table3.16">
          <table:table-cell table:style-name="Table3.A16" table:number-columns-spanned="3" office:value-type="string">
            <text:p text:style-name="P21">Fonctionnalité :</text:p>
          </table:table-cell>
          <table:covered-table-cell/>
          <table:covered-table-cell/>
          <table:table-cell table:style-name="Table3.D16" table:number-columns-spanned="3" office:value-type="string">
            <text:p text:style-name="P21">Conformité :</text:p>
          </table:table-cell>
          <table:covered-table-cell/>
          <table:covered-table-cell/>
          <table:table-cell table:style-name="Table3.G16" table:number-columns-spanned="2" office:value-type="string">
            <text:p text:style-name="P21">Ergonomie :</text:p>
          </table:table-cell>
          <table:covered-table-cell/>
        </table:table-row>
        <table:table-row table:style-name="Table3.17">
          <table:table-cell table:style-name="Table3.A17"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3.D17"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3.G17"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ext:soft-page-break/>
        <table:table-row table:style-name="Table3.18">
          <table:table-cell table:style-name="Table3.A18"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3.G18" table:number-columns-spanned="2" office:value-type="string">
            <text:p text:style-name="P22">Approbation :</text:p>
          </table:table-cell>
          <table:covered-table-cell/>
        </table:table-row>
      </table:table>
      <text:h text:style-name="P90"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23">Test Fonctionnel : <text:span text:style-name="T7">[</text:span><text:span text:style-name="T8">UC-00</text:span><text:span text:style-name="T11">4</text:span><text:span text:style-name="T7">] </text:span><text:span text:style-name="T16">Entrainement du système</text:span></text:p>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44">Objectif :</text:p>
          </table:table-cell>
          <table:covered-table-cell/>
          <table:table-cell table:style-name="Table4.C2" table:number-columns-spanned="6" office:value-type="string">
            <text:p text:style-name="P54">Vérifier que le système <text:span text:style-name="T34">puisse être entrainé depuis l'application web par un entraineur.</text:span></text:p>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44"><text:span text:style-name="T25">Éléments</text:span> à tester :</text:p>
          </table:table-cell>
          <table:covered-table-cell/>
          <table:table-cell table:style-name="Table4.C3" table:number-columns-spanned="6" office:value-type="string">
            <text:p text:style-name="P38">Réception des données <text:span text:style-name="T34">interne</text:span></text:p>
            <text:p text:style-name="P38">Conversion des données dans le bon format</text:p>
            <text:p text:style-name="P38">Vérification des données valides</text:p>
            <text:p text:style-name="P40">Analyse des données</text:p>
            <text:p text:style-name="P40">Apprentissage du module analytique</text:p>
            <text:p text:style-name="P40">Sauvegarde des données dans la base de données</text:p>
            <text:p text:style-name="P42">Affichage des résultats du traitement sur l'application web</text:p>
          </table:table-cell>
          <table:covered-table-cell/>
          <table:covered-table-cell/>
          <table:covered-table-cell/>
          <table:covered-table-cell/>
          <table:covered-table-cell/>
        </table:table-row>
        <table:table-row table:style-name="Table4.2">
          <table:table-cell table:style-name="Table4.A4" table:number-columns-spanned="2" office:value-type="string">
            <text:p text:style-name="P44">Pré requis :</text:p>
          </table:table-cell>
          <table:covered-table-cell/>
          <table:table-cell table:style-name="Table4.C4" table:number-columns-spanned="6" office:value-type="string">
            <text:p text:style-name="P40">Le système doit être opérationnel, l'opérateur doit avoir accès au service web de l'application afin d'envoyer les données à la machine <text:span text:style-name="T29">d'apprentissage</text:span>.</text:p>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44">Initialisation :</text:p>
          </table:table-cell>
          <table:covered-table-cell/>
          <table:table-cell table:style-name="Table4.C5" table:number-columns-spanned="6" office:value-type="string">
            <text:p text:style-name="P41">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4.7">
          <table:table-cell table:style-name="Table4.A7" office:value-type="string">
            <text:p text:style-name="P47">Id</text:p>
          </table:table-cell>
          <table:table-cell table:style-name="Table4.B7" table:number-columns-spanned="3" office:value-type="string">
            <text:p text:style-name="P6">Démarche</text:p>
          </table:table-cell>
          <table:covered-table-cell/>
          <table:covered-table-cell/>
          <table:table-cell table:style-name="Table4.B7" office:value-type="string">
            <text:p text:style-name="P48">Données</text:p>
          </table:table-cell>
          <table:table-cell table:style-name="Table4.B7" table:number-columns-spanned="2" office:value-type="string">
            <text:p text:style-name="P60">Comportement attendu</text:p>
          </table:table-cell>
          <table:covered-table-cell/>
          <table:table-cell table:style-name="Table4.H7" office:value-type="string">
            <text:p text:style-name="P48">OK ?</text:p>
          </table:table-cell>
        </table:table-row>
        <table:table-row table:style-name="Table4.8">
          <table:table-cell table:style-name="Table4.A8" office:value-type="string">
            <text:p text:style-name="P33">1</text:p>
          </table:table-cell>
          <table:table-cell table:style-name="Table4.B8" table:number-columns-spanned="3" office:value-type="string">
            <text:p text:style-name="P10">On se connecte au système depuis un navigateur web <text:span text:style-name="T30">et la page principal de l'application s'ouvre.</text:span></text:p>
          </table:table-cell>
          <table:covered-table-cell/>
          <table:covered-table-cell/>
          <table:table-cell table:style-name="Table4.E8" office:value-type="string">
            <text:p text:style-name="P33"/>
          </table:table-cell>
          <table:table-cell table:style-name="Table4.F8" table:number-columns-spanned="2" office:value-type="string">
            <text:p text:style-name="P64">L'application web s'ouvre <text:span text:style-name="T30">et l'opérateur se retrouve sur la page principal de l'application web</text:span>.</text:p>
          </table:table-cell>
          <table:covered-table-cell/>
          <table:table-cell table:style-name="Table4.H8" office:value-type="string">
            <text:p text:style-name="P25"/>
          </table:table-cell>
        </table:table-row>
        <table:table-row table:style-name="Table4.8">
          <table:table-cell table:style-name="Table4.A9" office:value-type="string">
            <text:p text:style-name="P26">2</text:p>
          </table:table-cell>
          <table:table-cell table:style-name="Table4.B9" table:number-columns-spanned="3" office:value-type="string">
            <text:p text:style-name="P11"><text:span text:style-name="T35">L'entraineur</text:span> clique sur un lien permettant d'afficher la page <text:span text:style-name="T35">d'envoi de jeux de données</text:span>.</text:p>
          </table:table-cell>
          <table:covered-table-cell/>
          <table:covered-table-cell/>
          <table:table-cell table:style-name="Table4.E9" office:value-type="string">
            <text:p text:style-name="P33"/>
          </table:table-cell>
          <table:table-cell table:style-name="Table4.F9" table:number-columns-spanned="2" office:value-type="string">
            <text:p text:style-name="P65">L'application web affiche une page permettant à l'entraineur d'envoyer des jeux de données. </text:p>
          </table:table-cell>
          <table:covered-table-cell/>
          <table:table-cell table:style-name="Table4.H9" office:value-type="string">
            <text:p text:style-name="P25"/>
          </table:table-cell>
        </table:table-row>
        <table:table-row table:style-name="Table4.8">
          <table:table-cell table:style-name="Table4.A10" office:value-type="string">
            <text:p text:style-name="P26">3</text:p>
          </table:table-cell>
          <table:table-cell table:style-name="Table4.B10" table:number-columns-spanned="3" office:value-type="string">
            <text:p text:style-name="P11">L'opérateur <text:span text:style-name="T35">prépare les jeux de données à envoyé et les envoies depuis l'application web.</text:span></text:p>
          </table:table-cell>
          <table:covered-table-cell/>
          <table:covered-table-cell/>
          <table:table-cell table:style-name="Table4.E10" office:value-type="string">
            <text:p text:style-name="P33"/>
          </table:table-cell>
          <table:table-cell table:style-name="Table4.F10" table:number-columns-spanned="2" office:value-type="string">
            <text:p text:style-name="P65">L<text:span text:style-name="T31">'opérateur envoie les données qu'il souhaite faire traiter par le système.</text:span></text:p>
          </table:table-cell>
          <table:covered-table-cell/>
          <table:table-cell table:style-name="Table4.H10" office:value-type="string">
            <text:p text:style-name="P25"/>
          </table:table-cell>
        </table:table-row>
        <table:table-row table:style-name="Table4.8">
          <table:table-cell table:style-name="Table4.A12" office:value-type="string">
            <text:p text:style-name="P30">4</text:p>
          </table:table-cell>
          <table:table-cell table:style-name="Table4.B12" table:number-columns-spanned="3" office:value-type="string">
            <text:p text:style-name="P8">Le système traite et converti le flux en données exploitable.</text:p>
          </table:table-cell>
          <table:covered-table-cell/>
          <table:covered-table-cell/>
          <table:table-cell table:style-name="Table4.E12" office:value-type="string">
            <text:p text:style-name="P33"/>
          </table:table-cell>
          <table:table-cell table:style-name="Table4.F12" table:number-columns-spanned="2" office:value-type="string">
            <text:p text:style-name="P62">Le système à converti les données dans le format du système.</text:p>
          </table:table-cell>
          <table:covered-table-cell/>
          <table:table-cell table:style-name="Table4.H12" office:value-type="string">
            <text:p text:style-name="P25"/>
          </table:table-cell>
        </table:table-row>
        <table:table-row table:style-name="Table4.8">
          <table:table-cell table:style-name="Table4.A12" office:value-type="string">
            <text:p text:style-name="P30">5</text:p>
          </table:table-cell>
          <table:table-cell table:style-name="Table4.B12" table:number-columns-spanned="3" office:value-type="string">
            <text:p text:style-name="P8">Le système effectue la vérification des données</text:p>
          </table:table-cell>
          <table:covered-table-cell/>
          <table:covered-table-cell/>
          <table:table-cell table:style-name="Table4.E12" office:value-type="string">
            <text:p text:style-name="P33"/>
          </table:table-cell>
          <table:table-cell table:style-name="Table4.F12" table:number-columns-spanned="2" office:value-type="string">
            <text:p text:style-name="P62">Le système vérifie la validité des données et préviens l'utilisateur que les données sont invalides <text:span text:style-name="T28">(si celle-ci sont invalides)</text:span>.</text:p>
          </table:table-cell>
          <table:covered-table-cell/>
          <table:table-cell table:style-name="Table4.H12" office:value-type="string">
            <text:p text:style-name="P25"/>
          </table:table-cell>
        </table:table-row>
        <table:table-row table:style-name="Table4.8">
          <table:table-cell table:style-name="Table4.A13" office:value-type="string">
            <text:p text:style-name="P30">6</text:p>
          </table:table-cell>
          <table:table-cell table:style-name="Table4.B13" table:number-columns-spanned="3" office:value-type="string">
            <text:p text:style-name="P8">Le système effectue l<text:span text:style-name="T33">'analyse des données afin de modifier son comportement ou d'apprendre de nouveaux flux d'entrée.</text:span></text:p>
          </table:table-cell>
          <table:covered-table-cell/>
          <table:covered-table-cell/>
          <table:table-cell table:style-name="Table4.E13" office:value-type="string">
            <text:p text:style-name="P33"/>
          </table:table-cell>
          <table:table-cell table:style-name="Table4.F13" table:number-columns-spanned="2" office:value-type="string">
            <text:p text:style-name="P66">Le système exécute l'analyse des données que lui envoie l'opérateur de l'application.</text:p>
          </table:table-cell>
          <table:covered-table-cell/>
          <table:table-cell table:style-name="Table4.H13" office:value-type="string">
            <text:p text:style-name="P25"/>
          </table:table-cell>
        </table:table-row>
        <table:table-row table:style-name="Table4.8">
          <table:table-cell table:style-name="Table4.A15" office:value-type="string">
            <text:p text:style-name="P30">7</text:p>
          </table:table-cell>
          <table:table-cell table:style-name="Table4.B15" table:number-columns-spanned="3" office:value-type="string">
            <text:p text:style-name="P12">Le système sauvegarde les modification de son comportement dans la base de données correspondante.</text:p>
          </table:table-cell>
          <table:covered-table-cell/>
          <table:covered-table-cell/>
          <table:table-cell table:style-name="Table4.E15" office:value-type="string">
            <text:p text:style-name="P33"/>
          </table:table-cell>
          <table:table-cell table:style-name="Table4.F15" table:number-columns-spanned="2" office:value-type="string">
            <text:p text:style-name="P66">Le système stocke le modification de son comportement dans la base de données correspondante.</text:p>
          </table:table-cell>
          <table:covered-table-cell/>
          <table:table-cell table:style-name="Table4.H15" office:value-type="string">
            <text:p text:style-name="P25"/>
          </table:table-cell>
        </table:table-row>
        <table:table-row table:style-name="Table4.8">
          <table:table-cell table:style-name="Table4.A15" office:value-type="string">
            <text:p text:style-name="P31">8</text:p>
          </table:table-cell>
          <table:table-cell table:style-name="Table4.B15" table:number-columns-spanned="3" office:value-type="string">
            <text:p text:style-name="P13">Le système renvoie le résultat de son apprentissage sur l'application web</text:p>
          </table:table-cell>
          <table:covered-table-cell/>
          <table:covered-table-cell/>
          <table:table-cell table:style-name="Table4.E15" office:value-type="string">
            <text:p text:style-name="P33"/>
          </table:table-cell>
          <table:table-cell table:style-name="Table4.F15" table:number-columns-spanned="2" office:value-type="string">
            <text:p text:style-name="P67">Le système envoie le résultat de son apprentissage sous une forme lisible afin que l'entraineur puisse voir les modifications de comportement effectuées.</text:p>
          </table:table-cell>
          <table:covered-table-cell/>
          <table:table-cell table:style-name="Table4.H15" office:value-type="string">
            <text:p text:style-name="P25"/>
          </table:table-cell>
        </table:table-row>
        <table:table-row table:style-name="Table4.16">
          <table:table-cell table:style-name="Table4.A7" table:number-columns-spanned="3" office:value-type="string">
            <text:p text:style-name="P48">Rapport de test</text:p>
          </table:table-cell>
          <table:covered-table-cell/>
          <table:covered-table-cell/>
          <table:table-cell table:style-name="Table4.D16"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4.G16" table:number-columns-spanned="2" office:value-type="string">
            <text:p text:style-name="P47">Le :</text:p>
          </table:table-cell>
          <table:covered-table-cell/>
        </table:table-row>
        <table:table-row table:style-name="Table4.17">
          <table:table-cell table:style-name="Table4.A17" table:number-columns-spanned="3" office:value-type="string">
            <text:p text:style-name="P21">Fonctionnalité :</text:p>
          </table:table-cell>
          <table:covered-table-cell/>
          <table:covered-table-cell/>
          <table:table-cell table:style-name="Table4.D17" table:number-columns-spanned="3" office:value-type="string">
            <text:p text:style-name="P21">Conformité :</text:p>
          </table:table-cell>
          <table:covered-table-cell/>
          <table:covered-table-cell/>
          <table:table-cell table:style-name="Table4.G17" table:number-columns-spanned="2" office:value-type="string">
            <text:p text:style-name="P21">Ergonomie :</text:p>
          </table:table-cell>
          <table:covered-table-cell/>
        </table:table-row>
        <text:soft-page-break/>
        <table:table-row table:style-name="Table4.18">
          <table:table-cell table:style-name="Table4.A18"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4.D18"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4.G18"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4.19">
          <table:table-cell table:style-name="Table4.A19"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4.G19" table:number-columns-spanned="2" office:value-type="string">
            <text:p text:style-name="P22">Approbation :</text:p>
          </table:table-cell>
          <table:covered-table-cell/>
        </table:table-row>
      </table:table>
      <text:h text:style-name="P81" text:outline-level="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23">Test Fonctionnel : <text:span text:style-name="T7">[</text:span><text:span text:style-name="T8">UC-00</text:span><text:span text:style-name="T12">5</text:span><text:span text:style-name="T7">] </text:span><text:span text:style-name="T14">Consultation des données</text:span></text:p>
          </table:table-cell>
          <table:covered-table-cell/>
          <table:covered-table-cell/>
          <table:covered-table-cell/>
          <table:covered-table-cell/>
          <table:covered-table-cell/>
          <table:covered-table-cell/>
          <table:covered-table-cell/>
        </table:table-row>
        <table:table-row table:style-name="Table5.2">
          <table:table-cell table:style-name="Table5.A2" table:number-columns-spanned="2" office:value-type="string">
            <text:p text:style-name="P44">Objectif :</text:p>
          </table:table-cell>
          <table:covered-table-cell/>
          <table:table-cell table:style-name="Table5.C2" table:number-columns-spanned="6" office:value-type="string">
            <text:p text:style-name="P54">Vérifier <text:span text:style-name="T36">qu'un utilisateur puisse consulter les données du module analytique</text:span></text:p>
          </table:table-cell>
          <table:covered-table-cell/>
          <table:covered-table-cell/>
          <table:covered-table-cell/>
          <table:covered-table-cell/>
          <table:covered-table-cell/>
        </table:table-row>
        <table:table-row table:style-name="Table5.2">
          <table:table-cell table:style-name="Table5.A3" table:number-columns-spanned="2" office:value-type="string">
            <text:p text:style-name="P44"><text:span text:style-name="T25">Éléments</text:span> à tester :</text:p>
          </table:table-cell>
          <table:covered-table-cell/>
          <table:table-cell table:style-name="Table5.C3" table:number-columns-spanned="6" office:value-type="string">
            <text:p text:style-name="P39">Accès au système depuis un navigateur web</text:p>
            <text:p text:style-name="P39">Consulter l'état de la base de données</text:p>
          </table:table-cell>
          <table:covered-table-cell/>
          <table:covered-table-cell/>
          <table:covered-table-cell/>
          <table:covered-table-cell/>
          <table:covered-table-cell/>
        </table:table-row>
        <table:table-row table:style-name="Table5.2">
          <table:table-cell table:style-name="Table5.A4" table:number-columns-spanned="2" office:value-type="string">
            <text:p text:style-name="P44">Pré requis :</text:p>
          </table:table-cell>
          <table:covered-table-cell/>
          <table:table-cell table:style-name="Table5.C4" table:number-columns-spanned="6" office:value-type="string">
            <text:p text:style-name="P37">Le système doit être en fonctionnement.</text:p>
            <text:p text:style-name="P37">Un navigateur web est requis, ainsi que la présence de la base de données.</text:p>
          </table:table-cell>
          <table:covered-table-cell/>
          <table:covered-table-cell/>
          <table:covered-table-cell/>
          <table:covered-table-cell/>
          <table:covered-table-cell/>
        </table:table-row>
        <table:table-row table:style-name="Table5.2">
          <table:table-cell table:style-name="Table5.A5" table:number-columns-spanned="2" office:value-type="string">
            <text:p text:style-name="P44">Initialisation :</text:p>
          </table:table-cell>
          <table:covered-table-cell/>
          <table:table-cell table:style-name="Table5.C5" table:number-columns-spanned="6" office:value-type="string">
            <text:p text:style-name="P37">On se connecte à l'application depuis un navigateur web présente dans le même réseau interne.</text:p>
          </table:table-cell>
          <table:covered-table-cell/>
          <table:covered-table-cell/>
          <table:covered-table-cell/>
          <table:covered-table-cell/>
          <table:covered-table-cell/>
        </table:table-row>
        <table:table-row table:style-name="Table5.2">
          <table:table-cell table:style-name="Table5.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5.7">
          <table:table-cell table:style-name="Table5.A7" office:value-type="string">
            <text:p text:style-name="P47">Id</text:p>
          </table:table-cell>
          <table:table-cell table:style-name="Table5.B7" table:number-columns-spanned="3" office:value-type="string">
            <text:p text:style-name="P6">Démarche</text:p>
          </table:table-cell>
          <table:covered-table-cell/>
          <table:covered-table-cell/>
          <table:table-cell table:style-name="Table5.B7" office:value-type="string">
            <text:p text:style-name="P48">Données</text:p>
          </table:table-cell>
          <table:table-cell table:style-name="Table5.B7" table:number-columns-spanned="2" office:value-type="string">
            <text:p text:style-name="P60">Comportement attendu</text:p>
          </table:table-cell>
          <table:covered-table-cell/>
          <table:table-cell table:style-name="Table5.H7" office:value-type="string">
            <text:p text:style-name="P48">OK ?</text:p>
          </table:table-cell>
        </table:table-row>
        <table:table-row table:style-name="Table5.8">
          <table:table-cell table:style-name="Table5.A8" office:value-type="string">
            <text:p text:style-name="P33">1</text:p>
          </table:table-cell>
          <table:table-cell table:style-name="Table5.B8" table:number-columns-spanned="3" office:value-type="string">
            <text:p text:style-name="P10">On se connecte au système depuis un navigateur web <text:span text:style-name="T30">et la page principal de l'application s'ouvre</text:span></text:p>
          </table:table-cell>
          <table:covered-table-cell/>
          <table:covered-table-cell/>
          <table:table-cell table:style-name="Table5.E8" office:value-type="string">
            <text:p text:style-name="P33"/>
          </table:table-cell>
          <table:table-cell table:style-name="Table5.F8" table:number-columns-spanned="2" office:value-type="string">
            <text:p text:style-name="P64">L'application web s'ouvre <text:span text:style-name="T30">et l'opérateur se retrouve sur la page principal de l'application web</text:span>.</text:p>
          </table:table-cell>
          <table:covered-table-cell/>
          <table:table-cell table:style-name="Table5.H8" office:value-type="string">
            <text:p text:style-name="P25"/>
          </table:table-cell>
        </table:table-row>
        <table:table-row table:style-name="Table5.8">
          <table:table-cell table:style-name="Table5.A11" office:value-type="string">
            <text:p text:style-name="P26">2</text:p>
          </table:table-cell>
          <table:table-cell table:style-name="Table5.B11" table:number-columns-spanned="3" office:value-type="string">
            <text:p text:style-name="P14">L'entraineur clique sur un lien affichant les données </text:p>
          </table:table-cell>
          <table:covered-table-cell/>
          <table:covered-table-cell/>
          <table:table-cell table:style-name="Table5.E11" office:value-type="string">
            <text:p text:style-name="P33"/>
          </table:table-cell>
          <table:table-cell table:style-name="Table5.F11" table:number-columns-spanned="2" office:value-type="string">
            <text:p text:style-name="P68">L'entraineur arrive sur la page de consultation des différentes tables</text:p>
          </table:table-cell>
          <table:covered-table-cell/>
          <table:table-cell table:style-name="Table5.H11" office:value-type="string">
            <text:p text:style-name="P25"/>
          </table:table-cell>
        </table:table-row>
        <table:table-row table:style-name="Table5.8">
          <table:table-cell table:style-name="Table5.A11" office:value-type="string">
            <text:p text:style-name="P32">3</text:p>
          </table:table-cell>
          <table:table-cell table:style-name="Table5.B11" table:number-columns-spanned="3" office:value-type="string">
            <text:p text:style-name="P15">L'entraineur choisi les données qu'il souhaite consulté depuis une liste</text:p>
          </table:table-cell>
          <table:covered-table-cell/>
          <table:covered-table-cell/>
          <table:table-cell table:style-name="Table5.E11" office:value-type="string">
            <text:p text:style-name="P33"/>
          </table:table-cell>
          <table:table-cell table:style-name="Table5.F11" table:number-columns-spanned="2" office:value-type="string">
            <text:p text:style-name="P68">L'entraineur choisi les données et la page charge le contenu à afficher.</text:p>
          </table:table-cell>
          <table:covered-table-cell/>
          <table:table-cell table:style-name="Table5.H11" office:value-type="string">
            <text:p text:style-name="P25"/>
          </table:table-cell>
        </table:table-row>
        <table:table-row table:style-name="Table5.8">
          <table:table-cell table:style-name="Table5.A11" office:value-type="string">
            <text:p text:style-name="P32">4</text:p>
          </table:table-cell>
          <table:table-cell table:style-name="Table5.B11" table:number-columns-spanned="3" office:value-type="string">
            <text:p text:style-name="P15">Le système interroge la table mentionnée ci-dessus.</text:p>
          </table:table-cell>
          <table:covered-table-cell/>
          <table:covered-table-cell/>
          <table:table-cell table:style-name="Table5.E11" office:value-type="string">
            <text:p text:style-name="P33"/>
          </table:table-cell>
          <table:table-cell table:style-name="Table5.F11" table:number-columns-spanned="2" office:value-type="string">
            <text:p text:style-name="P68">Le système consulte la base de donnée souhaitée par l'entraineur</text:p>
          </table:table-cell>
          <table:covered-table-cell/>
          <table:table-cell table:style-name="Table5.H11" office:value-type="string">
            <text:p text:style-name="P25"/>
          </table:table-cell>
        </table:table-row>
        <table:table-row table:style-name="Table5.8">
          <table:table-cell table:style-name="Table5.A12" office:value-type="string">
            <text:p text:style-name="P32">5</text:p>
          </table:table-cell>
          <table:table-cell table:style-name="Table5.B12" table:number-columns-spanned="3" office:value-type="string">
            <text:p text:style-name="P15">Le système renvoie le contenu de la table.</text:p>
          </table:table-cell>
          <table:covered-table-cell/>
          <table:covered-table-cell/>
          <table:table-cell table:style-name="Table5.E12" office:value-type="string">
            <text:p text:style-name="P33"/>
          </table:table-cell>
          <table:table-cell table:style-name="Table5.F12" table:number-columns-spanned="2" office:value-type="string">
            <text:p text:style-name="P68">Le système renvoie le résultat de la requête vers la page de consultation.</text:p>
          </table:table-cell>
          <table:covered-table-cell/>
          <table:table-cell table:style-name="Table5.H12" office:value-type="string">
            <text:p text:style-name="P25"/>
          </table:table-cell>
        </table:table-row>
        <table:table-row table:style-name="Table5.8">
          <table:table-cell table:style-name="Table5.A13" office:value-type="string">
            <text:p text:style-name="P32">6</text:p>
          </table:table-cell>
          <table:table-cell table:style-name="Table5.B13" table:number-columns-spanned="3" office:value-type="string">
            <text:p text:style-name="P15">Le résultat est affiché sur la page de consultation.</text:p>
          </table:table-cell>
          <table:covered-table-cell/>
          <table:covered-table-cell/>
          <table:table-cell table:style-name="Table5.E13" office:value-type="string">
            <text:p text:style-name="P33"/>
          </table:table-cell>
          <table:table-cell table:style-name="Table5.F13" table:number-columns-spanned="2" office:value-type="string">
            <text:p text:style-name="P68">La page affiche le contenu de la table.</text:p>
          </table:table-cell>
          <table:covered-table-cell/>
          <table:table-cell table:style-name="Table5.H13" office:value-type="string">
            <text:p text:style-name="P25"/>
          </table:table-cell>
        </table:table-row>
        <table:table-row table:style-name="Table5.14">
          <table:table-cell table:style-name="Table5.A7" table:number-columns-spanned="3" office:value-type="string">
            <text:p text:style-name="P48">Rapport de test</text:p>
          </table:table-cell>
          <table:covered-table-cell/>
          <table:covered-table-cell/>
          <table:table-cell table:style-name="Table5.D14"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5.G14" table:number-columns-spanned="2" office:value-type="string">
            <text:p text:style-name="P47">Le :</text:p>
          </table:table-cell>
          <table:covered-table-cell/>
        </table:table-row>
        <table:table-row table:style-name="Table5.15">
          <table:table-cell table:style-name="Table5.A15" table:number-columns-spanned="3" office:value-type="string">
            <text:p text:style-name="P21">Fonctionnalité :</text:p>
          </table:table-cell>
          <table:covered-table-cell/>
          <table:covered-table-cell/>
          <table:table-cell table:style-name="Table5.D15" table:number-columns-spanned="3" office:value-type="string">
            <text:p text:style-name="P21">Conformité :</text:p>
          </table:table-cell>
          <table:covered-table-cell/>
          <table:covered-table-cell/>
          <table:table-cell table:style-name="Table5.G15" table:number-columns-spanned="2" office:value-type="string">
            <text:p text:style-name="P21">Ergonomie :</text:p>
          </table:table-cell>
          <table:covered-table-cell/>
        </table:table-row>
        <table:table-row table:style-name="Table5.16">
          <table:table-cell table:style-name="Table5.A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5.D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5.G16"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5.17">
          <table:table-cell table:style-name="Table5.A17"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5.G17" table:number-columns-spanned="2" office:value-type="string">
            <text:p text:style-name="P22">Approbation :</text:p>
          </table:table-cell>
          <table:covered-table-cell/>
        </table:table-row>
      </table:table>
      <text:h text:style-name="P81" text:outline-level="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23">Test Fonctionnel : <text:span text:style-name="T7">[</text:span><text:span text:style-name="T8">UC-00</text:span><text:span text:style-name="T13">6</text:span><text:span text:style-name="T7">] </text:span><text:span text:style-name="T15">Ajustement du comportement</text:span></text:p>
          </table:table-cell>
          <table:covered-table-cell/>
          <table:covered-table-cell/>
          <table:covered-table-cell/>
          <table:covered-table-cell/>
          <table:covered-table-cell/>
          <table:covered-table-cell/>
          <table:covered-table-cell/>
        </table:table-row>
        <table:table-row table:style-name="Table6.2">
          <table:table-cell table:style-name="Table6.A2" table:number-columns-spanned="2" office:value-type="string">
            <text:p text:style-name="P44">Objectif :</text:p>
          </table:table-cell>
          <table:covered-table-cell/>
          <table:table-cell table:style-name="Table6.C2" table:number-columns-spanned="6" office:value-type="string">
            <text:p text:style-name="P54">Vérifier que le système <text:span text:style-name="T27">détecte</text:span> correctement les données erronées.</text:p>
          </table:table-cell>
          <table:covered-table-cell/>
          <table:covered-table-cell/>
          <table:covered-table-cell/>
          <table:covered-table-cell/>
          <table:covered-table-cell/>
        </table:table-row>
        <table:table-row table:style-name="Table6.2">
          <table:table-cell table:style-name="Table6.A3" table:number-columns-spanned="2" office:value-type="string">
            <text:p text:style-name="P44"><text:span text:style-name="T25">Éléments</text:span> à tester :</text:p>
          </table:table-cell>
          <table:covered-table-cell/>
          <table:table-cell table:style-name="Table6.C3" table:number-columns-spanned="6" office:value-type="string">
            <text:p text:style-name="P38">Réception des données externe</text:p>
            <text:p text:style-name="P38">Conversion des données dans le bon format</text:p>
            <text:p text:style-name="P38">Vérification des données valides</text:p>
          </table:table-cell>
          <table:covered-table-cell/>
          <table:covered-table-cell/>
          <table:covered-table-cell/>
          <table:covered-table-cell/>
          <table:covered-table-cell/>
        </table:table-row>
        <table:table-row table:style-name="Table6.2">
          <table:table-cell table:style-name="Table6.A4" table:number-columns-spanned="2" office:value-type="string">
            <text:p text:style-name="P44">Pré requis :</text:p>
          </table:table-cell>
          <table:covered-table-cell/>
          <table:table-cell table:style-name="Table6.C4" table:number-columns-spanned="6" office:value-type="string">
            <text:p text:style-name="P35">Un serveur fonctionnel, avec une connexion internet permettant de recevoir des flux HTTP depuis d'autres services web.</text:p>
            <text:p text:style-name="P36">La réception de données erronées depuis le flux HTTP</text:p>
          </table:table-cell>
          <table:covered-table-cell/>
          <table:covered-table-cell/>
          <table:covered-table-cell/>
          <table:covered-table-cell/>
          <table:covered-table-cell/>
        </table:table-row>
        <table:table-row table:style-name="Table6.2">
          <table:table-cell table:style-name="Table6.A5" table:number-columns-spanned="2" office:value-type="string">
            <text:p text:style-name="P44">Initialisation :</text:p>
          </table:table-cell>
          <table:covered-table-cell/>
          <table:table-cell table:style-name="Table6.C5" table:number-columns-spanned="6" office:value-type="string">
            <text:p text:style-name="P37">On se connecte à l'application depuis un navigateur web présente dans le même réseau interne.</text:p>
          </table:table-cell>
          <table:covered-table-cell/>
          <table:covered-table-cell/>
          <table:covered-table-cell/>
          <table:covered-table-cell/>
          <table:covered-table-cell/>
        </table:table-row>
        <table:table-row table:style-name="Table6.2">
          <table:table-cell table:style-name="Table6.A6" table:number-columns-spanned="8" office:value-type="string">
            <text:p text:style-name="P47">Scénario : </text:p>
          </table:table-cell>
          <table:covered-table-cell/>
          <table:covered-table-cell/>
          <table:covered-table-cell/>
          <table:covered-table-cell/>
          <table:covered-table-cell/>
          <table:covered-table-cell/>
          <table:covered-table-cell/>
        </table:table-row>
        <table:table-row table:style-name="Table6.7">
          <table:table-cell table:style-name="Table6.A7" office:value-type="string">
            <text:p text:style-name="P47">Id</text:p>
          </table:table-cell>
          <table:table-cell table:style-name="Table6.B7" table:number-columns-spanned="3" office:value-type="string">
            <text:p text:style-name="P6">Démarche</text:p>
          </table:table-cell>
          <table:covered-table-cell/>
          <table:covered-table-cell/>
          <table:table-cell table:style-name="Table6.B7" office:value-type="string">
            <text:p text:style-name="P48">Données</text:p>
          </table:table-cell>
          <table:table-cell table:style-name="Table6.B7" table:number-columns-spanned="2" office:value-type="string">
            <text:p text:style-name="P60">Comportement attendu</text:p>
          </table:table-cell>
          <table:covered-table-cell/>
          <table:table-cell table:style-name="Table6.H7" office:value-type="string">
            <text:p text:style-name="P48">OK ?</text:p>
          </table:table-cell>
        </table:table-row>
        <table:table-row table:style-name="Table6.8">
          <table:table-cell table:style-name="Table6.A8" office:value-type="string">
            <text:p text:style-name="P33">1</text:p>
          </table:table-cell>
          <table:table-cell table:style-name="Table6.B8" table:number-columns-spanned="3" office:value-type="string">
            <text:p text:style-name="P10">On se connecte au système depuis un navigateur web <text:span text:style-name="T30">et la page principal de l'application s'ouvre</text:span></text:p>
          </table:table-cell>
          <table:covered-table-cell/>
          <table:covered-table-cell/>
          <table:table-cell table:style-name="Table6.E8" office:value-type="string">
            <text:p text:style-name="P33"/>
          </table:table-cell>
          <table:table-cell table:style-name="Table6.F8" table:number-columns-spanned="2" office:value-type="string">
            <text:p text:style-name="P64">L'application web s'ouvre <text:span text:style-name="T30">et l'opérateur se retrouve sur la page principal de l'application web</text:span>.</text:p>
          </table:table-cell>
          <table:covered-table-cell/>
          <table:table-cell table:style-name="Table6.H8" office:value-type="string">
            <text:p text:style-name="P25"/>
          </table:table-cell>
        </table:table-row>
        <table:table-row table:style-name="Table6.8">
          <table:table-cell table:style-name="Table6.A9" office:value-type="string">
            <text:p text:style-name="P26">2</text:p>
          </table:table-cell>
          <table:table-cell table:style-name="Table6.B9" table:number-columns-spanned="3" office:value-type="string">
            <text:p text:style-name="P14">L<text:span text:style-name="T37">e testeur</text:span> clique sur un lien <text:span text:style-name="T37">permettant la modification du comportement de la machine</text:span> </text:p>
          </table:table-cell>
          <table:covered-table-cell/>
          <table:covered-table-cell/>
          <table:table-cell table:style-name="Table6.E9" office:value-type="string">
            <text:p text:style-name="P33"/>
          </table:table-cell>
          <table:table-cell table:style-name="Table6.F9" table:number-columns-spanned="2" office:value-type="string">
            <text:p text:style-name="P68">L<text:span text:style-name="T37">e testeur arrive sur une page comportement l'ensemble des options de modification du comportement de la machine.</text:span></text:p>
          </table:table-cell>
          <table:covered-table-cell/>
          <table:table-cell table:style-name="Table6.H9" office:value-type="string">
            <text:p text:style-name="P25"/>
          </table:table-cell>
        </table:table-row>
        <table:table-row table:style-name="Table6.8">
          <table:table-cell table:style-name="Table6.A11" office:value-type="string">
            <text:p text:style-name="P26">3</text:p>
          </table:table-cell>
          <table:table-cell table:style-name="Table6.B11" table:number-columns-spanned="3" office:value-type="string">
            <text:p text:style-name="P16">Le testeur envoie les modifications de comportement de la machine.</text:p>
          </table:table-cell>
          <table:covered-table-cell/>
          <table:covered-table-cell/>
          <table:table-cell table:style-name="Table6.E11" office:value-type="string">
            <text:p text:style-name="P33"/>
          </table:table-cell>
          <table:table-cell table:style-name="Table6.F11" table:number-columns-spanned="2" office:value-type="string">
            <text:p text:style-name="P69">La page de modification du comportement se mets en attente de confirmation du comportement de la machine d'apprentissage.</text:p>
          </table:table-cell>
          <table:covered-table-cell/>
          <table:table-cell table:style-name="Table6.H11" office:value-type="string">
            <text:p text:style-name="P25"/>
          </table:table-cell>
        </table:table-row>
        <table:table-row table:style-name="Table6.8">
          <table:table-cell table:style-name="Table6.A11" office:value-type="string">
            <text:p text:style-name="P26">4</text:p>
          </table:table-cell>
          <table:table-cell table:style-name="Table6.B11" table:number-columns-spanned="3" office:value-type="string">
            <text:p text:style-name="P16">Le module d'analyse répercute les modifications <text:s/>sur son comportement en lançant une nouvelle phase d'apprentissage</text:p>
          </table:table-cell>
          <table:covered-table-cell/>
          <table:covered-table-cell/>
          <table:table-cell table:style-name="Table6.E11" office:value-type="string">
            <text:p text:style-name="P33"/>
          </table:table-cell>
          <table:table-cell table:style-name="Table6.F11" table:number-columns-spanned="2" office:value-type="string">
            <text:p text:style-name="P69">Le système exécute une phase complète d'analyse et d'apprentissage afin de corriger son comportement.</text:p>
          </table:table-cell>
          <table:covered-table-cell/>
          <table:table-cell table:style-name="Table6.H11" office:value-type="string">
            <text:p text:style-name="P25"/>
          </table:table-cell>
        </table:table-row>
        <table:table-row table:style-name="Table6.8">
          <table:table-cell table:style-name="Table6.A12" office:value-type="string">
            <text:p text:style-name="P27">5</text:p>
          </table:table-cell>
          <table:table-cell table:style-name="Table6.B12" table:number-columns-spanned="3" office:value-type="string">
            <text:p text:style-name="P16">Le module d'analyse envoie une confirmation de la modification de son comportement.</text:p>
          </table:table-cell>
          <table:covered-table-cell/>
          <table:covered-table-cell/>
          <table:table-cell table:style-name="Table6.E12" office:value-type="string">
            <text:p text:style-name="P33"/>
          </table:table-cell>
          <table:table-cell table:style-name="Table6.F12" table:number-columns-spanned="2" office:value-type="string">
            <text:p text:style-name="P69">La page de modification du comportement affiche le résultat de la modification.</text:p>
          </table:table-cell>
          <table:covered-table-cell/>
          <table:table-cell table:style-name="Table6.H12" office:value-type="string">
            <text:p text:style-name="P25"/>
          </table:table-cell>
        </table:table-row>
        <table:table-row table:style-name="Table6.13">
          <table:table-cell table:style-name="Table6.A13" table:number-columns-spanned="8" office:value-type="string">
            <text:p text:style-name="P34"/>
          </table:table-cell>
          <table:covered-table-cell/>
          <table:covered-table-cell/>
          <table:covered-table-cell/>
          <table:covered-table-cell/>
          <table:covered-table-cell/>
          <table:covered-table-cell/>
          <table:covered-table-cell/>
        </table:table-row>
        <table:table-row table:style-name="Table6.14">
          <table:table-cell table:style-name="Table6.A7" table:number-columns-spanned="3" office:value-type="string">
            <text:p text:style-name="P48">Rapport de test</text:p>
          </table:table-cell>
          <table:covered-table-cell/>
          <table:covered-table-cell/>
          <table:table-cell table:style-name="Table6.D14" table:number-columns-spanned="3" office:value-type="string">
            <text:p text:style-name="P24"><text:span text:style-name="T21"></text:span><text:span text:style-name="T22"> </text:span><text:span text:style-name="T21">Testé par :</text:span></text:p>
          </table:table-cell>
          <table:covered-table-cell/>
          <table:covered-table-cell/>
          <table:table-cell table:style-name="Table6.G14" table:number-columns-spanned="2" office:value-type="string">
            <text:p text:style-name="P47">Le :</text:p>
          </table:table-cell>
          <table:covered-table-cell/>
        </table:table-row>
        <table:table-row table:style-name="Table6.15">
          <table:table-cell table:style-name="Table6.A15" table:number-columns-spanned="3" office:value-type="string">
            <text:p text:style-name="P21">Fonctionnalité :</text:p>
          </table:table-cell>
          <table:covered-table-cell/>
          <table:covered-table-cell/>
          <table:table-cell table:style-name="Table6.D15" table:number-columns-spanned="3" office:value-type="string">
            <text:p text:style-name="P21">Conformité :</text:p>
          </table:table-cell>
          <table:covered-table-cell/>
          <table:covered-table-cell/>
          <table:table-cell table:style-name="Table6.G15" table:number-columns-spanned="2" office:value-type="string">
            <text:p text:style-name="P21">Ergonomie :</text:p>
          </table:table-cell>
          <table:covered-table-cell/>
        </table:table-row>
        <table:table-row table:style-name="Table6.16">
          <table:table-cell table:style-name="Table6.A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Bonn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6.D16" table:number-columns-spanned="3"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covered-table-cell/>
          <table:table-cell table:style-name="Table6.G16" table:number-columns-spanned="2" office:value-type="string">
            <text:p text:style-name="P20"><text:span text:style-name="T24"></text:span><text:span text:style-name="T23"> </text:span><text:span text:style-name="T24">Excellente</text:span></text:p>
            <text:p text:style-name="P20"><text:span text:style-name="T24"></text:span><text:span text:style-name="T23"> </text:span><text:span text:style-name="T24">Moyenne</text:span></text:p>
            <text:p text:style-name="P20"><text:span text:style-name="T24"></text:span><text:span text:style-name="T23"> </text:span><text:span text:style-name="T24">Faible</text:span></text:p>
          </table:table-cell>
          <table:covered-table-cell/>
        </table:table-row>
        <table:table-row table:style-name="Table6.17">
          <table:table-cell table:style-name="Table6.A17" table:number-columns-spanned="6" office:value-type="string">
            <text:p text:style-name="P22">Commentaire :</text:p>
            <text:p text:style-name="P22"/>
            <text:p text:style-name="P22"/>
            <text:p text:style-name="P22">Fiches d’anomalies émises :</text:p>
            <text:p text:style-name="P22"/>
          </table:table-cell>
          <table:covered-table-cell/>
          <table:covered-table-cell/>
          <table:covered-table-cell/>
          <table:covered-table-cell/>
          <table:covered-table-cell/>
          <table:table-cell table:style-name="Table6.G17" table:number-columns-spanned="2" office:value-type="string">
            <text:p text:style-name="P22">Approbation :</text:p>
          </table:table-cell>
          <table:covered-table-cell/>
        </table:table-row>
      </table:table>
      <text:list xml:id="list185159881121890" text:continue-numbering="true" text:style-name="WW8Num20">
        <text:list-header>
          <text:h text:style-name="P91" text:outline-level="1"/>
        </text:list-header>
      </text:list>
      <text:p text:style-name="P7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style: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style: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0"><draw:image xlink:href="Pictures/100000000000063D000001E9247F626A.jpg" xlink:type="simple" xlink:show="embed" xlink:actuate="onLoad"/></draw:frame>Master 1 GIL - Conduite de Projet</text:p>
        <text:p text:style-name="MP2">SmartLogger</text:p>
        <text:p text:style-name="MP3">Cahier de Recette</text:p>
        <text:p text:style-name="MP4"><draw:line text:anchor-type="char" draw:z-index="21" draw:style-name="Mgr1" draw:text-style-name="MP5" svg:x1="-0.155cm" svg:y1="0.18cm" svg:x2="19.16cm" svg:y2="0.18cm"><text:p/></draw:line></text:p>
      </style:header>
      <style:footer>
        <text:p text:style-name="MP6"><text:span text:style-name="Page_20_Number"><text:span text:style-name="MT1"><text:page-number text:select-page="current">11</text:page-number></text:span></text:span><text:span text:style-name="Page_20_Number"><text:span text:style-name="MT1">-</text:span></text:span><text:span text:style-name="Page_20_Number"><text:span text:style-name="MT1"><text:page-count style:num-format="1">11</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6-12-15T18:51:59.115583015</dc:date>
    <meta:editing-cycles>90</meta:editing-cycles>
    <meta:editing-duration>PT4H47M36S</meta:editing-duration>
    <meta:generator>LibreOffice/4.2.8.2$Linux_X86_64 LibreOffice_project/420m0$Build-2</meta:generator>
    <meta:document-statistic meta:table-count="7" meta:image-count="1" meta:object-count="0" meta:page-count="11" meta:paragraph-count="366" meta:word-count="2027" meta:character-count="12508" meta:non-whitespace-character-count="10834"/>
  </office:meta>
</office:document-meta>
</file>